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P1" style:family="paragraph" style:parent-style-name="Horizontal_20_Line">
      <style:text-properties style:font-name="Tahoma" fo:font-size="13pt" style:font-size-asian="13pt" style:font-size-complex="13pt"/>
    </style:style>
    <style:style style:name="P2" style:family="paragraph" style:parent-style-name="Heading_20_2">
      <style:text-properties style:font-name="Tahoma" fo:font-size="13pt" officeooo:rsid="001d4ed2" officeooo:paragraph-rsid="001d4ed2" style:font-size-asian="13pt" style:font-size-complex="13pt"/>
    </style:style>
    <style:style style:name="P3" style:family="paragraph" style:parent-style-name="Heading_20_3">
      <style:text-properties style:font-name="Tahoma" fo:font-size="13pt" officeooo:rsid="001d4ed2" officeooo:paragraph-rsid="001d4ed2" style:font-size-asian="13pt" style:font-size-complex="13pt"/>
    </style:style>
    <style:style style:name="P4" style:family="paragraph" style:parent-style-name="Text_20_body">
      <style:text-properties style:font-name="Tahoma" fo:font-size="13pt" officeooo:rsid="001d4ed2" officeooo:paragraph-rsid="001d4ed2" style:font-size-asian="13pt" style:font-size-complex="13pt"/>
    </style:style>
    <style:style style:name="P5" style:family="paragraph" style:parent-style-name="Text_20_body">
      <style:paragraph-properties fo:line-height="150%"/>
      <style:text-properties style:font-name="Tahoma" fo:font-size="13pt" officeooo:rsid="001d4ed2" officeooo:paragraph-rsid="001d4ed2" style:font-size-asian="13pt" style:font-size-complex="13pt"/>
    </style:style>
    <style:style style:name="P6" style:family="paragraph" style:parent-style-name="Heading_20_3">
      <style:text-properties style:font-name="Tahoma" fo:font-size="13pt" style:font-size-asian="13pt" style:font-size-complex="13pt"/>
    </style:style>
    <style:style style:name="P7" style:family="paragraph" style:parent-style-name="Heading_20_3">
      <style:text-properties style:font-name="Tahoma" fo:font-size="13pt" officeooo:rsid="002079f4" officeooo:paragraph-rsid="002079f4" style:font-size-asian="13pt" style:font-size-complex="13pt"/>
    </style:style>
    <style:style style:name="P8" style:family="paragraph" style:parent-style-name="Text_20_body">
      <style:text-properties style:font-name="Tahoma" fo:font-size="13pt" officeooo:rsid="002079f4" officeooo:paragraph-rsid="002079f4" style:font-size-asian="13pt" style:font-size-complex="13pt"/>
    </style:style>
    <style:style style:name="P9" style:family="paragraph" style:parent-style-name="Standard">
      <style:paragraph-properties fo:margin-left="0in" fo:margin-right="0in" fo:line-height="150%" fo:text-align="start" style:justify-single-word="false" fo:orphans="2" fo:widows="2" fo:text-indent="0in" style:auto-text-indent="false"/>
      <style:text-properties style:font-name="Tahoma" fo:font-size="13pt" style:font-size-asian="13pt" style:font-size-complex="13pt"/>
    </style:style>
    <style:style style:name="P10"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paragraph-rsid="00316180" style:font-size-asian="13pt" style:font-size-complex="13pt"/>
    </style:style>
    <style:style style:name="P11" style:family="paragraph" style:parent-style-name="Text_20_body">
      <style:paragraph-properties fo:line-height="150%"/>
      <style:text-properties style:font-name="Tahoma" fo:font-size="13pt" officeooo:paragraph-rsid="001868f9" style:font-size-asian="13pt" style:font-size-complex="13pt"/>
    </style:style>
    <style:style style:name="P12" style:family="paragraph" style:parent-style-name="Text_20_body">
      <style:paragraph-properties fo:line-height="150%"/>
      <style:text-properties style:font-name="Tahoma" fo:font-size="13pt" officeooo:paragraph-rsid="00249300" style:font-size-asian="13pt" style:font-size-complex="13pt"/>
    </style:style>
    <style:style style:name="P13" style:family="paragraph" style:parent-style-name="Text_20_body">
      <style:paragraph-properties fo:line-height="150%"/>
      <style:text-properties style:font-name="Tahoma" fo:font-size="13pt" officeooo:paragraph-rsid="0032db8f" style:font-size-asian="13pt" style:font-size-complex="13pt"/>
    </style:style>
    <style:style style:name="P14" style:family="paragraph" style:parent-style-name="Text_20_body">
      <style:paragraph-properties fo:line-height="150%"/>
      <style:text-properties style:font-name="Tahoma" fo:font-size="13pt" officeooo:paragraph-rsid="0033c3be" style:font-size-asian="13pt" style:font-size-complex="13pt"/>
    </style:style>
    <style:style style:name="P15" style:family="paragraph" style:parent-style-name="Text_20_body">
      <style:text-properties style:font-name="Tahoma" fo:font-size="13pt" style:font-size-asian="13pt" style:font-size-complex="13pt"/>
    </style:style>
    <style:style style:name="P16" style:family="paragraph" style:parent-style-name="Text_20_body">
      <style:paragraph-properties fo:line-height="150%"/>
      <style:text-properties style:font-name="Tahoma" fo:font-size="13pt" officeooo:rsid="0019de2a" officeooo:paragraph-rsid="0019de2a" style:font-size-asian="13pt" style:font-size-complex="13pt"/>
    </style:style>
    <style:style style:name="P17" style:family="paragraph" style:parent-style-name="Heading_20_1">
      <style:paragraph-properties fo:line-height="150%"/>
      <style:text-properties style:font-name="Tahoma" fo:font-size="13pt" officeooo:rsid="0019de2a" officeooo:paragraph-rsid="00249300" style:font-size-asian="13pt" style:font-size-complex="13pt"/>
    </style:style>
    <style:style style:name="P18" style:family="paragraph" style:parent-style-name="Text_20_body">
      <style:paragraph-properties fo:line-height="150%"/>
      <style:text-properties style:font-name="Tahoma" fo:font-size="13pt" officeooo:rsid="0019de2a" officeooo:paragraph-rsid="00249300" style:font-size-asian="13pt" style:font-size-complex="13pt"/>
    </style:style>
    <style:style style:name="P19" style:family="paragraph" style:parent-style-name="Text_20_body">
      <style:text-properties style:font-name="Tahoma" fo:font-size="13pt" officeooo:paragraph-rsid="0019de2a" style:font-size-asian="13pt" style:font-size-complex="13pt"/>
    </style:style>
    <style:style style:name="P20" style:family="paragraph" style:parent-style-name="Heading_20_2">
      <style:text-properties style:font-name="Tahoma" fo:font-size="13pt" style:font-size-asian="13pt" style:font-size-complex="13pt"/>
    </style:style>
    <style:style style:name="P21"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rsid="0022ce38" officeooo:paragraph-rsid="0022ce38" style:font-size-asian="13pt" style:font-size-complex="13pt"/>
    </style:style>
    <style:style style:name="P22" style:family="paragraph" style:parent-style-name="Heading_20_3">
      <style:text-properties style:font-name="Tahoma" fo:font-size="13pt" officeooo:paragraph-rsid="002c42eb" style:font-size-asian="13pt" style:font-size-complex="13pt"/>
    </style:style>
    <style:style style:name="P23" style:family="paragraph" style:parent-style-name="Text_20_body">
      <style:text-properties style:font-name="Tahoma" fo:font-size="13pt" officeooo:paragraph-rsid="002c42eb" style:font-size-asian="13pt" style:font-size-complex="13pt"/>
    </style:style>
    <style:style style:name="P24"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rsid="002a2c97" officeooo:paragraph-rsid="002a2c97" style:font-size-asian="13pt" style:font-size-complex="13pt"/>
    </style:style>
    <style:style style:name="P25"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rsid="001868f9" officeooo:paragraph-rsid="001868f9" style:font-size-asian="13pt" style:font-size-complex="13pt"/>
    </style:style>
    <style:style style:name="P26" style:family="paragraph" style:parent-style-name="Text_20_body">
      <style:text-properties style:font-name="Tahoma" fo:font-size="13pt" officeooo:paragraph-rsid="002b4e7f" style:font-size-asian="13pt" style:font-size-complex="13pt"/>
    </style:style>
    <style:style style:name="P27" style:family="paragraph" style:parent-style-name="Text_20_body">
      <style:text-properties style:font-name="Tahoma" fo:font-size="13pt" officeooo:paragraph-rsid="002cd6e2" style:font-size-asian="13pt" style:font-size-complex="13pt"/>
    </style:style>
    <style:style style:name="P28" style:family="paragraph" style:parent-style-name="Text_20_body">
      <style:text-properties style:font-name="Tahoma" fo:font-size="13pt" fo:font-weight="bold" style:font-size-asian="13pt" style:font-weight-asian="bold" style:font-size-complex="13pt" style:font-weight-complex="bold"/>
    </style:style>
    <style:style style:name="P29" style:family="paragraph" style:parent-style-name="Text_20_body">
      <style:text-properties style:font-name="Tahoma" fo:font-size="13pt" fo:font-weight="bold" officeooo:paragraph-rsid="002c42eb" style:font-size-asian="13pt" style:font-weight-asian="bold" style:font-size-complex="13pt" style:font-weight-complex="bold"/>
    </style:style>
    <style:style style:name="P30" style:family="paragraph" style:parent-style-name="Heading_20_2">
      <style:paragraph-properties fo:margin-top="0in" fo:margin-bottom="0.0835in" style:contextual-spacing="false" fo:line-height="150%" fo:text-align="start" style:justify-single-word="false" fo:orphans="2" fo:widows="2" fo:padding="0in" fo:border="none"/>
      <style:text-properties style:font-name="Tahoma" fo:font-size="13pt" officeooo:rsid="00238a29" officeooo:paragraph-rsid="00238a29" fo:background-color="transparent" style:font-size-asian="13pt" style:font-size-complex="13pt"/>
    </style:style>
    <style:style style:name="P31"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rsid="00238a29" officeooo:paragraph-rsid="00238a29" fo:background-color="transparent" style:font-size-asian="13pt" style:font-size-complex="13pt"/>
    </style:style>
    <style:style style:name="P32" style:family="paragraph" style:parent-style-name="Text_20_body">
      <style:text-properties style:font-name="Tahoma" fo:font-size="13pt" officeooo:paragraph-rsid="002c42eb" fo:background-color="transparent" style:font-size-asian="13pt" style:font-size-complex="13pt"/>
    </style:style>
    <style:style style:name="P33" style:family="paragraph" style:parent-style-name="Text_20_body">
      <style:text-properties style:font-name="Tahoma" fo:font-size="13pt" fo:background-color="#e8f2a1" style:font-size-asian="13pt" style:font-size-complex="13pt"/>
    </style:style>
    <style:style style:name="P34" style:family="paragraph" style:parent-style-name="Text_20_body">
      <style:text-properties style:font-name="Tahoma" fo:font-size="13pt" officeooo:paragraph-rsid="002fc374"/>
    </style:style>
    <style:style style:name="P35" style:family="paragraph" style:parent-style-name="Text_20_body">
      <style:text-properties style:font-name="Tahoma"/>
    </style:style>
    <style:style style:name="P36" style:family="paragraph" style:parent-style-name="Text_20_body">
      <style:paragraph-properties fo:line-height="150%"/>
      <style:text-properties style:font-name="Tahoma" fo:font-size="16pt" fo:font-weight="bold" officeooo:rsid="0019de2a" officeooo:paragraph-rsid="0019de2a" style:font-size-asian="16pt" style:font-weight-asian="bold" style:font-size-complex="16pt" style:font-weight-complex="bold"/>
    </style:style>
    <style:style style:name="P37" style:family="paragraph" style:parent-style-name="Text_20_body">
      <style:text-properties style:font-name="Tahoma" officeooo:rsid="002079f4" officeooo:paragraph-rsid="002079f4"/>
    </style:style>
    <style:style style:name="P38" style:family="paragraph" style:parent-style-name="Text_20_body">
      <style:paragraph-properties fo:line-height="150%"/>
      <style:text-properties officeooo:paragraph-rsid="001868f9"/>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officeooo:paragraph-rsid="00186daf"/>
    </style:style>
    <style:style style:name="P41" style:family="paragraph" style:parent-style-name="Text_20_body">
      <style:paragraph-properties fo:line-height="150%"/>
      <style:text-properties officeooo:paragraph-rsid="0033e07c"/>
    </style:style>
    <style:style style:name="P42" style:family="paragraph" style:parent-style-name="Text_20_body">
      <style:text-properties officeooo:paragraph-rsid="002c42eb"/>
    </style:style>
    <style:style style:name="P43" style:family="paragraph" style:parent-style-name="Heading_20_2">
      <style:paragraph-properties fo:line-height="150%"/>
      <style:text-properties style:font-name="Tahoma" fo:font-size="13pt" officeooo:paragraph-rsid="0035b0fc" style:font-size-asian="13pt" style:font-size-complex="13pt"/>
    </style:style>
    <style:style style:name="P44" style:family="paragraph" style:parent-style-name="Heading_20_2">
      <style:paragraph-properties fo:line-height="150%"/>
      <style:text-properties style:font-name="Tahoma" fo:font-size="13pt" officeooo:paragraph-rsid="00249300" fo:background-color="#e0c2cd" style:font-size-asian="13pt" style:font-size-complex="13pt"/>
    </style:style>
    <style:style style:name="P45" style:family="paragraph" style:parent-style-name="Heading_20_3">
      <style:text-properties style:font-name="Tahoma" fo:font-size="13pt" fo:font-weight="normal" officeooo:paragraph-rsid="0025f2ca" fo:background-color="#ffff00" style:font-size-asian="13pt" style:font-weight-asian="normal" style:font-size-complex="13pt" style:font-weight-complex="normal"/>
    </style:style>
    <style:style style:name="P46" style:family="paragraph" style:parent-style-name="Heading_20_3" style:list-style-name="L6">
      <style:paragraph-properties fo:line-height="150%"/>
      <style:text-properties officeooo:paragraph-rsid="001868f9"/>
    </style:style>
    <style:style style:name="P47" style:family="paragraph" style:parent-style-name="Preformatted_20_Text" style:list-style-name="L3">
      <style:paragraph-properties fo:margin-top="0in" fo:margin-bottom="0.0835in" style:contextual-spacing="false" fo:line-height="150%" fo:text-align="start" style:justify-single-word="false" fo:orphans="2" fo:widows="2" fo:padding="0in" fo:border="none"/>
      <style:text-properties style:font-name="Tahoma" fo:font-size="13pt" officeooo:rsid="0022ce38" officeooo:paragraph-rsid="0025f2ca" style:font-size-asian="13pt" style:font-size-complex="13pt"/>
    </style:style>
    <style:style style:name="P48" style:family="paragraph" style:parent-style-name="Preformatted_20_Text" style:list-style-name="L3">
      <style:paragraph-properties fo:margin-top="0in" fo:margin-bottom="0.0835in" style:contextual-spacing="false" fo:line-height="150%" fo:text-align="start" style:justify-single-word="false" fo:orphans="2" fo:widows="2" fo:padding="0in" fo:border="none"/>
      <style:text-properties style:font-name="Tahoma" fo:font-size="13pt" officeooo:rsid="0022ce38" officeooo:paragraph-rsid="0022ce38" fo:background-color="transparent" style:font-size-asian="13pt" style:font-size-complex="13pt"/>
    </style:style>
    <style:style style:name="P49"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rsid="0022ce38" officeooo:paragraph-rsid="0022ce38" fo:background-color="transparent" style:font-size-asian="13pt" style:font-size-complex="13pt"/>
    </style:style>
    <style:style style:name="P50" style:family="paragraph" style:parent-style-name="Preformatted_20_Text">
      <style:paragraph-properties fo:margin-top="0in" fo:margin-bottom="0.0835in" style:contextual-spacing="false" fo:line-height="150%" fo:text-align="start" style:justify-single-word="false" fo:orphans="2" fo:widows="2" fo:padding="0in" fo:border="none"/>
      <style:text-properties style:font-name="Tahoma" fo:font-size="13pt" officeooo:rsid="00238a29" officeooo:paragraph-rsid="00238a29" fo:background-color="transparent" style:font-size-asian="13pt" style:font-size-complex="13pt"/>
    </style:style>
    <style:style style:name="P51" style:family="paragraph" style:parent-style-name="Text_20_body">
      <style:paragraph-properties fo:line-height="150%"/>
      <style:text-properties style:font-name="Tahoma" fo:font-size="13pt" fo:font-weight="bold" officeooo:rsid="0019de2a" officeooo:paragraph-rsid="00316180" style:font-size-asian="13pt" style:font-weight-asian="bold" style:font-size-complex="13pt" style:font-weight-complex="bold"/>
    </style:style>
    <style:style style:name="P52" style:family="paragraph" style:parent-style-name="Text_20_body" style:list-style-name="L6">
      <style:paragraph-properties fo:margin-top="0in" fo:margin-bottom="0.0835in" style:contextual-spacing="false" fo:line-height="150%" fo:text-align="start" style:justify-single-word="false" fo:orphans="2" fo:widows="2" fo:padding="0in" fo:border="none"/>
      <style:text-properties style:font-name="Tahoma" fo:font-size="13pt" officeooo:rsid="001868f9" officeooo:paragraph-rsid="001868f9" style:font-size-asian="13pt" style:font-size-complex="13pt"/>
    </style:style>
    <style:style style:name="P53" style:family="paragraph" style:parent-style-name="Text_20_body" style:list-style-name="L6">
      <style:paragraph-properties fo:line-height="150%"/>
      <style:text-properties style:font-name="Tahoma" fo:font-size="13pt" officeooo:paragraph-rsid="001868f9" style:font-size-asian="13pt" style:font-size-complex="13pt"/>
    </style:style>
    <style:style style:name="P54" style:family="paragraph" style:parent-style-name="Text_20_body" style:list-style-name="L7">
      <style:paragraph-properties fo:margin-top="0in" fo:margin-bottom="0in" style:contextual-spacing="false"/>
      <style:text-properties style:font-name="Tahoma" fo:font-size="13pt" style:font-size-asian="13pt" style:font-size-complex="13pt"/>
    </style:style>
    <style:style style:name="P55" style:family="paragraph" style:parent-style-name="Text_20_body" style:list-style-name="L7">
      <style:text-properties style:font-name="Tahoma" fo:font-size="13pt" style:font-size-asian="13pt" style:font-size-complex="13pt"/>
    </style:style>
    <style:style style:name="P56" style:family="paragraph" style:parent-style-name="Text_20_body" style:list-style-name="L10">
      <style:paragraph-properties fo:margin-top="0in" fo:margin-bottom="0in" style:contextual-spacing="false"/>
      <style:text-properties style:font-name="Tahoma" fo:font-size="13pt" style:font-size-asian="13pt" style:font-size-complex="13pt"/>
    </style:style>
    <style:style style:name="P57" style:family="paragraph" style:parent-style-name="Text_20_body" style:list-style-name="L10">
      <style:text-properties style:font-name="Tahoma" fo:font-size="13pt" style:font-size-asian="13pt" style:font-size-complex="13pt"/>
    </style:style>
    <style:style style:name="P58" style:family="paragraph" style:parent-style-name="Text_20_body" style:list-style-name="L18">
      <style:paragraph-properties fo:margin-top="0in" fo:margin-bottom="0in" style:contextual-spacing="false"/>
      <style:text-properties style:font-name="Tahoma" fo:font-size="13pt" style:font-size-asian="13pt" style:font-size-complex="13pt"/>
    </style:style>
    <style:style style:name="P59" style:family="paragraph" style:parent-style-name="Text_20_body" style:list-style-name="L18">
      <style:text-properties style:font-name="Tahoma" fo:font-size="13pt" style:font-size-asian="13pt" style:font-size-complex="13pt"/>
    </style:style>
    <style:style style:name="P60" style:family="paragraph" style:parent-style-name="Text_20_body" style:list-style-name="L19">
      <style:paragraph-properties fo:margin-top="0in" fo:margin-bottom="0in" style:contextual-spacing="false"/>
      <style:text-properties style:font-name="Tahoma" fo:font-size="13pt" style:font-size-asian="13pt" style:font-size-complex="13pt"/>
    </style:style>
    <style:style style:name="P61" style:family="paragraph" style:parent-style-name="Text_20_body" style:list-style-name="L19">
      <style:text-properties style:font-name="Tahoma" fo:font-size="13pt" style:font-size-asian="13pt" style:font-size-complex="13pt"/>
    </style:style>
    <style:style style:name="P62" style:family="paragraph" style:parent-style-name="Text_20_body" style:list-style-name="L20">
      <style:paragraph-properties fo:margin-top="0in" fo:margin-bottom="0in" style:contextual-spacing="false"/>
      <style:text-properties style:font-name="Tahoma" fo:font-size="13pt" style:font-size-asian="13pt" style:font-size-complex="13pt"/>
    </style:style>
    <style:style style:name="P63" style:family="paragraph" style:parent-style-name="Text_20_body" style:list-style-name="L20">
      <style:text-properties style:font-name="Tahoma" fo:font-size="13pt" style:font-size-asian="13pt" style:font-size-complex="13pt"/>
    </style:style>
    <style:style style:name="P64" style:family="paragraph" style:parent-style-name="Text_20_body" style:list-style-name="L21">
      <style:paragraph-properties fo:margin-top="0in" fo:margin-bottom="0in" style:contextual-spacing="false"/>
      <style:text-properties style:font-name="Tahoma" fo:font-size="13pt" style:font-size-asian="13pt" style:font-size-complex="13pt"/>
    </style:style>
    <style:style style:name="P65" style:family="paragraph" style:parent-style-name="Text_20_body" style:list-style-name="L21">
      <style:text-properties style:font-name="Tahoma" fo:font-size="13pt" style:font-size-asian="13pt" style:font-size-complex="13pt"/>
    </style:style>
    <style:style style:name="P66" style:family="paragraph" style:parent-style-name="Text_20_body">
      <style:text-properties style:font-name="Tahoma" fo:font-size="13pt" style:font-size-asian="13pt" style:font-size-complex="13pt"/>
    </style:style>
    <style:style style:name="P67" style:family="paragraph" style:parent-style-name="Text_20_body" style:list-style-name="L1"/>
    <style:style style:name="P68" style:family="paragraph" style:parent-style-name="Text_20_body" style:list-style-name="L1">
      <style:text-properties officeooo:paragraph-rsid="002c42eb"/>
    </style:style>
    <style:style style:name="P69" style:family="paragraph" style:parent-style-name="Text_20_body" style:list-style-name="L2">
      <style:paragraph-properties fo:margin-top="0in" fo:margin-bottom="0in" style:contextual-spacing="false"/>
      <style:text-properties officeooo:paragraph-rsid="002c42eb"/>
    </style:style>
    <style:style style:name="P70" style:family="paragraph" style:parent-style-name="Text_20_body" style:list-style-name="L2">
      <style:text-properties officeooo:paragraph-rsid="002c42eb"/>
    </style:style>
    <style:style style:name="P71" style:family="paragraph" style:parent-style-name="Text_20_body" style:list-style-name="L4"/>
    <style:style style:name="P72" style:family="paragraph" style:parent-style-name="Text_20_body" style:list-style-name="L4">
      <style:paragraph-properties fo:margin-top="0in" fo:margin-bottom="0in" style:contextual-spacing="false"/>
    </style:style>
    <style:style style:name="P73" style:family="paragraph" style:parent-style-name="Text_20_body" style:list-style-name="L5"/>
    <style:style style:name="P74" style:family="paragraph" style:parent-style-name="Text_20_body" style:list-style-name="L5">
      <style:paragraph-properties fo:margin-top="0in" fo:margin-bottom="0in" style:contextual-spacing="false"/>
    </style:style>
    <style:style style:name="P75" style:family="paragraph" style:parent-style-name="Text_20_body" style:list-style-name="L6">
      <style:paragraph-properties fo:margin-top="0in" fo:margin-bottom="0.0835in" style:contextual-spacing="false" fo:line-height="150%" fo:text-align="start" style:justify-single-word="false" fo:orphans="2" fo:widows="2" fo:padding="0in" fo:border="none"/>
      <style:text-properties officeooo:paragraph-rsid="001868f9"/>
    </style:style>
    <style:style style:name="P76" style:family="paragraph" style:parent-style-name="Text_20_body" style:list-style-name="L8">
      <style:paragraph-properties fo:line-height="150%"/>
      <style:text-properties officeooo:paragraph-rsid="001868f9"/>
    </style:style>
    <style:style style:name="P77" style:family="paragraph" style:parent-style-name="Text_20_body" style:list-style-name="L9">
      <style:paragraph-properties fo:line-height="150%"/>
      <style:text-properties officeooo:paragraph-rsid="001868f9"/>
    </style:style>
    <style:style style:name="P78" style:family="paragraph" style:parent-style-name="Text_20_body" style:list-style-name="L11"/>
    <style:style style:name="P79" style:family="paragraph" style:parent-style-name="Text_20_body" style:list-style-name="L11">
      <style:paragraph-properties fo:margin-top="0in" fo:margin-bottom="0in" style:contextual-spacing="false"/>
    </style:style>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6">
      <style:paragraph-properties fo:margin-top="0in" fo:margin-bottom="0in" style:contextual-spacing="false"/>
    </style:style>
    <style:style style:name="P86" style:family="paragraph" style:parent-style-name="Text_20_body" style:list-style-name="L17"/>
    <style:style style:name="P87" style:family="paragraph" style:parent-style-name="Text_20_body" style:list-style-name="L17">
      <style:paragraph-properties fo:margin-top="0in" fo:margin-bottom="0in" style:contextual-spacing="false"/>
    </style:style>
    <style:style style:name="P88" style:family="paragraph" style:parent-style-name="Text_20_body" style:list-style-name="L22"/>
    <style:style style:name="P89" style:family="paragraph" style:parent-style-name="Text_20_body" style:list-style-name="L22">
      <style:paragraph-properties fo:margin-top="0in" fo:margin-bottom="0in" style:contextual-spacing="false"/>
    </style:style>
    <style:style style:name="P90" style:family="paragraph" style:parent-style-name="Text_20_body" style:list-style-name="L23"/>
    <style:style style:name="P91" style:family="paragraph" style:parent-style-name="Text_20_body" style:list-style-name="L23">
      <style:paragraph-properties fo:margin-top="0in" fo:margin-bottom="0in" style:contextual-spacing="false"/>
    </style:style>
    <style:style style:name="P92" style:family="paragraph" style:parent-style-name="Text_20_body" style:list-style-name="L24"/>
    <style:style style:name="P93" style:family="paragraph" style:parent-style-name="Text_20_body" style:list-style-name="L24">
      <style:paragraph-properties fo:margin-top="0in" fo:margin-bottom="0in" style:contextual-spacing="false"/>
    </style:style>
    <style:style style:name="P94" style:family="paragraph" style:parent-style-name="Text_20_body" style:list-style-name="L25"/>
    <style:style style:name="P95" style:family="paragraph" style:parent-style-name="Text_20_body" style:list-style-name="L25">
      <style:paragraph-properties fo:margin-top="0in" fo:margin-bottom="0in" style:contextual-spacing="false"/>
    </style:style>
    <style:style style:name="P96" style:family="paragraph" style:parent-style-name="Text_20_body" style:list-style-name="L26"/>
    <style:style style:name="P97" style:family="paragraph" style:parent-style-name="Text_20_body" style:list-style-name="L26">
      <style:paragraph-properties fo:margin-top="0in" fo:margin-bottom="0in" style:contextual-spacing="false"/>
    </style:style>
    <style:style style:name="P98" style:family="paragraph" style:parent-style-name="Text_20_body" style:list-style-name="L27"/>
    <style:style style:name="P99" style:family="paragraph" style:parent-style-name="Text_20_body" style:list-style-name="L27">
      <style:paragraph-properties fo:margin-top="0in" fo:margin-bottom="0in" style:contextual-spacing="false"/>
    </style:style>
    <style:style style:name="P100" style:family="paragraph" style:parent-style-name="Text_20_body" style:list-style-name="L28"/>
    <style:style style:name="P101" style:family="paragraph" style:parent-style-name="Text_20_body" style:list-style-name="L28">
      <style:paragraph-properties fo:margin-top="0in" fo:margin-bottom="0in" style:contextual-spacing="false"/>
    </style:style>
    <style:style style:name="P102" style:family="paragraph" style:parent-style-name="Text_20_body" style:list-style-name="L29"/>
    <style:style style:name="P103" style:family="paragraph" style:parent-style-name="Text_20_body" style:list-style-name="L29">
      <style:paragraph-properties fo:margin-top="0in" fo:margin-bottom="0in" style:contextual-spacing="false"/>
    </style:style>
    <style:style style:name="P104" style:family="paragraph" style:parent-style-name="Text_20_body" style:list-style-name="L30"/>
    <style:style style:name="P105" style:family="paragraph" style:parent-style-name="Text_20_body" style:list-style-name="L30">
      <style:paragraph-properties fo:margin-top="0in" fo:margin-bottom="0in" style:contextual-spacing="false"/>
    </style:style>
    <style:style style:name="P106" style:family="paragraph" style:parent-style-name="Text_20_body" style:list-style-name="L31"/>
    <style:style style:name="P107" style:family="paragraph" style:parent-style-name="Text_20_body" style:list-style-name="L31">
      <style:paragraph-properties fo:margin-top="0in" fo:margin-bottom="0in" style:contextual-spacing="false"/>
    </style:style>
    <style:style style:name="P108" style:family="paragraph" style:parent-style-name="Text_20_body" style:list-style-name="L32"/>
    <style:style style:name="P109" style:family="paragraph" style:parent-style-name="Text_20_body" style:list-style-name="L32">
      <style:paragraph-properties fo:margin-top="0in" fo:margin-bottom="0in" style:contextual-spacing="false"/>
    </style:style>
    <style:style style:name="P110" style:family="paragraph" style:parent-style-name="Text_20_body" style:list-style-name="L33"/>
    <style:style style:name="P111" style:family="paragraph" style:parent-style-name="Text_20_body" style:list-style-name="L33">
      <style:paragraph-properties fo:margin-top="0in" fo:margin-bottom="0in" style:contextual-spacing="false"/>
    </style:style>
    <style:style style:name="P112" style:family="paragraph" style:parent-style-name="Text_20_body" style:list-style-name="L34"/>
    <style:style style:name="P113" style:family="paragraph" style:parent-style-name="Text_20_body" style:list-style-name="L34">
      <style:paragraph-properties fo:margin-top="0in" fo:margin-bottom="0in" style:contextual-spacing="false"/>
    </style:style>
    <style:style style:name="P114" style:family="paragraph" style:parent-style-name="Text_20_body" style:list-style-name="L35"/>
    <style:style style:name="P115" style:family="paragraph" style:parent-style-name="Text_20_body" style:list-style-name="L35">
      <style:paragraph-properties fo:margin-top="0in" fo:margin-bottom="0in" style:contextual-spacing="false"/>
    </style:style>
    <style:style style:name="P116" style:family="paragraph" style:parent-style-name="Text_20_body" style:list-style-name="L36"/>
    <style:style style:name="P117" style:family="paragraph" style:parent-style-name="Text_20_body" style:list-style-name="L36">
      <style:paragraph-properties fo:margin-top="0in" fo:margin-bottom="0in" style:contextual-spacing="false"/>
    </style:style>
    <style:style style:name="P118" style:family="paragraph" style:parent-style-name="Text_20_body" style:list-style-name="L37"/>
    <style:style style:name="P119" style:family="paragraph" style:parent-style-name="Text_20_body" style:list-style-name="L37">
      <style:paragraph-properties fo:margin-top="0in" fo:margin-bottom="0in" style:contextual-spacing="false"/>
    </style:style>
    <style:style style:name="P120" style:family="paragraph" style:parent-style-name="Text_20_body" style:list-style-name="L38"/>
    <style:style style:name="P121" style:family="paragraph" style:parent-style-name="Text_20_body" style:list-style-name="L38">
      <style:paragraph-properties fo:margin-top="0in" fo:margin-bottom="0in" style:contextual-spacing="false"/>
    </style:style>
    <style:style style:name="P122" style:family="paragraph" style:parent-style-name="Text_20_body" style:list-style-name="L39"/>
    <style:style style:name="P123" style:family="paragraph" style:parent-style-name="Text_20_body" style:list-style-name="L39">
      <style:paragraph-properties fo:margin-top="0in" fo:margin-bottom="0in" style:contextual-spacing="false"/>
    </style:style>
    <style:style style:name="P124" style:family="paragraph" style:parent-style-name="Text_20_body" style:list-style-name="L40"/>
    <style:style style:name="P125" style:family="paragraph" style:parent-style-name="Text_20_body" style:list-style-name="L40">
      <style:paragraph-properties fo:margin-top="0in" fo:margin-bottom="0in" style:contextual-spacing="false"/>
    </style:style>
    <style:style style:name="P126" style:family="paragraph" style:parent-style-name="Text_20_body" style:list-style-name="L41"/>
    <style:style style:name="P127" style:family="paragraph" style:parent-style-name="Text_20_body" style:list-style-name="L41">
      <style:paragraph-properties fo:margin-top="0in" fo:margin-bottom="0in" style:contextual-spacing="false"/>
    </style:style>
    <style:style style:name="P128" style:family="paragraph" style:parent-style-name="Text_20_body" style:list-style-name="L42"/>
    <style:style style:name="P129" style:family="paragraph" style:parent-style-name="Text_20_body" style:list-style-name="L42">
      <style:paragraph-properties fo:margin-top="0in" fo:margin-bottom="0in" style:contextual-spacing="false"/>
    </style:style>
    <style:style style:name="P130" style:family="paragraph" style:parent-style-name="Text_20_body" style:list-style-name="L43"/>
    <style:style style:name="P131" style:family="paragraph" style:parent-style-name="Text_20_body" style:list-style-name="L43">
      <style:paragraph-properties fo:margin-top="0in" fo:margin-bottom="0in" style:contextual-spacing="false"/>
    </style:style>
    <style:style style:name="P132" style:family="paragraph" style:parent-style-name="Text_20_body" style:list-style-name="L44"/>
    <style:style style:name="P133" style:family="paragraph" style:parent-style-name="Text_20_body" style:list-style-name="L45"/>
    <style:style style:name="P134" style:family="paragraph" style:parent-style-name="Text_20_body" style:list-style-name="L46"/>
    <style:style style:name="P135" style:family="paragraph" style:parent-style-name="Text_20_body" style:list-style-name="L47"/>
    <style:style style:name="P136" style:family="paragraph" style:parent-style-name="Text_20_body" style:list-style-name="L48"/>
    <style:style style:name="P137" style:family="paragraph" style:parent-style-name="Text_20_body" style:list-style-name="L49"/>
    <style:style style:name="P138" style:family="paragraph" style:parent-style-name="Text_20_body" style:list-style-name="L50"/>
    <style:style style:name="P139" style:family="paragraph" style:parent-style-name="Text_20_body">
      <style:text-properties style:font-name="Tahoma" fo:font-size="13pt" officeooo:paragraph-rsid="0035b0fc" fo:background-color="#e0c2cd" style:font-size-asian="13pt" style:font-size-complex="13pt"/>
    </style:style>
    <style:style style:name="P140" style:family="paragraph" style:parent-style-name="Text_20_body">
      <style:paragraph-properties fo:line-height="150%"/>
      <style:text-properties style:font-name="Tahoma" fo:font-size="13pt" officeooo:paragraph-rsid="00249300" fo:background-color="#e0c2cd" style:font-size-asian="13pt" style:font-size-complex="13pt"/>
    </style:style>
    <style:style style:name="P141" style:family="paragraph" style:parent-style-name="Text_20_body">
      <style:text-properties officeooo:paragraph-rsid="0035b0fc"/>
    </style:style>
    <style:style style:name="P142" style:family="paragraph" style:parent-style-name="Text_20_body" style:list-style-name="L51"/>
    <style:style style:name="P143" style:family="paragraph" style:parent-style-name="Text_20_body" style:list-style-name="L51">
      <style:paragraph-properties fo:margin-top="0in" fo:margin-bottom="0in" style:contextual-spacing="false"/>
    </style:style>
    <style:style style:name="P144" style:family="paragraph" style:parent-style-name="Text_20_body" style:list-style-name="L52"/>
    <style:style style:name="P145" style:family="paragraph" style:parent-style-name="Text_20_body" style:list-style-name="L52">
      <style:paragraph-properties fo:margin-top="0in" fo:margin-bottom="0in" style:contextual-spacing="false"/>
    </style:style>
    <style:style style:name="T1" style:family="text">
      <style:text-properties fo:font-variant="normal" fo:text-transform="none" fo:color="#0b0c0c" loext:opacity="100%" fo:letter-spacing="normal" fo:font-style="normal" fo:font-weight="bold"/>
    </style:style>
    <style:style style:name="T2" style:family="text">
      <style:text-properties fo:font-variant="normal" fo:text-transform="none" fo:color="#0b0c0c" loext:opacity="100%" fo:letter-spacing="normal" fo:font-style="normal" fo:font-weight="bold" officeooo:rsid="001e1581"/>
    </style:style>
    <style:style style:name="T3" style:family="text">
      <style:text-properties fo:font-variant="normal" fo:text-transform="none" fo:color="#0b0c0c" loext:opacity="100%" fo:letter-spacing="normal" fo:font-style="normal" fo:font-weight="bold" officeooo:rsid="001e9f1e"/>
    </style:style>
    <style:style style:name="T4" style:family="text">
      <style:text-properties fo:font-variant="normal" fo:text-transform="none" fo:color="#000000" loext:opacity="100%" fo:letter-spacing="normal" fo:font-style="normal" fo:font-weight="normal"/>
    </style:style>
    <style:style style:name="T5" style:family="text">
      <style:text-properties fo:font-weight="bold" officeooo:rsid="001868f9" style:font-weight-asian="bold" style:font-weight-complex="bold"/>
    </style:style>
    <style:style style:name="T6" style:family="text">
      <style:text-properties officeooo:rsid="001868f9"/>
    </style:style>
    <style:style style:name="T7" style:family="text">
      <style:text-properties style:font-name="Tahoma"/>
    </style:style>
    <style:style style:name="T8" style:family="text">
      <style:text-properties style:font-name="Tahoma" fo:font-size="13pt" style:font-size-asian="13pt" style:font-size-complex="13pt"/>
    </style:style>
    <style:style style:name="T9" style:family="text">
      <style:text-properties style:font-name="Tahoma" fo:font-size="13pt" officeooo:rsid="001868f9" style:font-size-asian="13pt" style:font-size-complex="13pt"/>
    </style:style>
    <style:style style:name="T10" style:family="text">
      <style:text-properties style:font-name="Tahoma" fo:font-size="13pt" officeooo:rsid="00285332" style:font-size-asian="13pt" style:font-size-complex="13pt"/>
    </style:style>
    <style:style style:name="T11" style:family="text">
      <style:text-properties style:font-name="Tahoma" fo:font-size="13pt" officeooo:rsid="002a2c97" style:font-size-asian="13pt" style:font-size-complex="13pt"/>
    </style:style>
    <style:style style:name="T12" style:family="text">
      <style:text-properties style:font-name="Tahoma" fo:font-size="13pt" fo:font-weight="normal" style:font-size-asian="13pt" style:font-weight-asian="normal" style:font-size-complex="13pt" style:font-weight-complex="normal"/>
    </style:style>
    <style:style style:name="T13" style:family="text">
      <style:text-properties style:font-name="Tahoma" fo:font-size="13pt" fo:font-weight="normal" officeooo:rsid="001868f9" style:font-size-asian="13pt" style:font-weight-asian="normal" style:font-size-complex="13pt" style:font-weight-complex="normal"/>
    </style:style>
    <style:style style:name="T14" style:family="text">
      <style:text-properties style:font-name="Tahoma" fo:font-size="13pt" fo:font-weight="normal" officeooo:rsid="00186daf" style:font-size-asian="13pt" style:font-weight-asian="normal" style:font-size-complex="13pt" style:font-weight-complex="normal"/>
    </style:style>
    <style:style style:name="T15" style:family="text">
      <style:text-properties style:font-name="Tahoma" fo:font-size="13pt" fo:font-weight="normal" officeooo:rsid="0019de2a" style:font-size-asian="13pt" style:font-weight-asian="normal" style:font-size-complex="13pt" style:font-weight-complex="normal"/>
    </style:style>
    <style:style style:name="T16" style:family="text">
      <style:text-properties style:font-name="Tahoma" fo:font-size="13pt" fo:font-weight="normal" officeooo:rsid="0033e07c" style:font-size-asian="13pt" style:font-weight-asian="normal" style:font-size-complex="13pt" style:font-weight-complex="normal"/>
    </style:style>
    <style:style style:name="T17" style:family="text">
      <style:text-properties style:font-name="Tahoma" fo:font-size="13pt" fo:font-weight="normal" fo:background-color="#ffff00" loext:char-shading-value="0" style:font-size-asian="13pt" style:font-weight-asian="normal" style:font-size-complex="13pt" style:font-weight-complex="normal"/>
    </style:style>
    <style:style style:name="T18" style:family="text">
      <style:text-properties style:font-name="Tahoma" fo:font-size="13pt" fo:background-color="#e8f2a1" loext:char-shading-value="0" style:font-size-asian="13pt" style:font-size-complex="13pt"/>
    </style:style>
    <style:style style:name="T19" style:family="text">
      <style:text-properties style:font-name="Tahoma" fo:font-size="13pt" fo:background-color="#ffff00" loext:char-shading-value="0" style:font-size-asian="13pt" style:font-size-complex="13pt"/>
    </style:style>
    <style:style style:name="T20" style:family="text">
      <style:text-properties style:font-name="Tahoma" fo:font-size="13pt" fo:background-color="transparent" loext:char-shading-value="0" style:font-size-asian="13pt" style:font-size-complex="13pt"/>
    </style:style>
    <style:style style:name="T21" style:family="text">
      <style:text-properties fo:font-size="13pt" fo:font-weight="normal" officeooo:rsid="0019de2a" style:font-size-asian="13pt" style:font-weight-asian="normal" style:font-size-complex="13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1868f9" style:font-weight-asian="normal" style:font-weight-complex="normal"/>
    </style:style>
    <style:style style:name="T24" style:family="text">
      <style:text-properties fo:font-weight="normal" officeooo:rsid="0019de2a" style:font-weight-asian="normal" style:font-weight-complex="normal"/>
    </style:style>
    <style:style style:name="T25" style:family="text">
      <style:text-properties fo:font-weight="normal" officeooo:rsid="0019de2a" style:font-weight-asian="normal" style:font-weight-complex="normal"/>
    </style:style>
    <style:style style:name="T26" style:family="text">
      <style:text-properties fo:font-weight="normal" officeooo:rsid="00249300" style:font-weight-asian="normal" style:font-weight-complex="normal"/>
    </style:style>
    <style:style style:name="T27" style:family="text">
      <style:text-properties fo:font-weight="normal" officeooo:rsid="0032db8f" style:font-weight-asian="normal" style:font-weight-complex="normal"/>
    </style:style>
    <style:style style:name="T28" style:family="text">
      <style:text-properties fo:font-weight="normal" officeooo:rsid="0033c3be" style:font-weight-asian="normal" style:font-weight-complex="normal"/>
    </style:style>
    <style:style style:name="T29" style:family="text">
      <style:text-properties fo:font-weight="normal" fo:background-color="#ffff00" loext:char-shading-value="0" style:font-weight-asian="normal" style:font-weight-complex="normal"/>
    </style:style>
    <style:style style:name="T30" style:family="text">
      <style:text-properties fo:font-weight="normal" officeooo:rsid="0019de2a" fo:background-color="#e0c2cd" loext:char-shading-value="0" style:font-weight-asian="normal" style:font-weight-complex="normal"/>
    </style:style>
    <style:style style:name="T31" style:family="text">
      <style:text-properties fo:background-color="#ffff00" loext:char-shading-value="0"/>
    </style:style>
    <style:style style:name="T32" style:family="text">
      <style:text-properties fo:font-size="16pt" officeooo:rsid="0019de2a" style:font-size-asian="16pt" style:font-size-complex="16pt"/>
    </style:style>
    <style:style style:name="T33" style:family="text">
      <style:text-properties fo:background-color="transparent" loext:char-shading-value="0"/>
    </style:style>
    <style:style style:name="T34" style:family="text">
      <style:text-properties officeooo:rsid="001868f9" fo:background-color="transparent" loext:char-shading-value="0"/>
    </style:style>
    <style:style style:name="T35" style:family="text">
      <style:text-properties officeooo:rsid="0025f2ca" fo:background-color="transparent" loext:char-shading-value="0"/>
    </style:style>
    <style:style style:name="T36" style:family="text">
      <style:text-properties officeooo:rsid="0028df02" fo:background-color="transparent" loext:char-shading-value="0"/>
    </style:style>
    <style:style style:name="T37" style:family="text">
      <style:text-properties officeooo:rsid="00238a29"/>
    </style:style>
    <style:style style:name="T38" style:family="text">
      <style:text-properties fo:background-color="#e8f2a1" loext:char-shading-value="0"/>
    </style:style>
    <style:style style:name="T39" style:family="text">
      <style:text-properties officeooo:rsid="00249300"/>
    </style:style>
    <style:style style:name="T40" style:family="text">
      <style:text-properties officeooo:rsid="0028df02"/>
    </style:style>
    <style:style style:name="T41" style:family="text">
      <style:text-properties officeooo:rsid="002a2c97"/>
    </style:style>
    <style:style style:name="T42" style:family="text">
      <style:text-properties officeooo:rsid="002b4e7f"/>
    </style:style>
    <style:style style:name="T43" style:family="text">
      <style:text-properties officeooo:rsid="002c42eb"/>
    </style:style>
    <style:style style:name="T44" style:family="text">
      <style:text-properties fo:color="#000000" loext:opacity="100%" style:font-size-asian="13pt" style:font-size-complex="13pt"/>
    </style:style>
    <style:style style:name="T45" style:family="text">
      <style:text-properties fo:color="#000000" loext:opacity="100%" fo:font-weight="normal" fo:background-color="#ffffff" loext:char-shading-value="0" style:font-size-asian="13pt" style:font-size-complex="13pt"/>
    </style:style>
    <style:style style:name="T46" style:family="text">
      <style:text-properties officeooo:rsid="002cd6e2"/>
    </style:style>
    <style:style style:name="T47" style:family="text">
      <style:text-properties style:font-size-asian="13pt" style:font-size-complex="13pt"/>
    </style:style>
    <style:style style:name="T48" style:family="text">
      <style:text-properties officeooo:rsid="00316180"/>
    </style:style>
    <style:style style:name="T49" style:family="text">
      <style:text-properties officeooo:rsid="0025f2ca"/>
    </style:style>
    <style:style style:name="T50" style:family="text">
      <style:text-properties style:font-name="Tahoma"/>
    </style:style>
    <style:style style:name="T51" style:family="text">
      <style:text-properties style:font-name="Tahoma" fo:font-weight="normal" officeooo:rsid="0032db8f" style:font-weight-asian="normal" style:font-weight-complex="normal"/>
    </style:style>
    <style:style style:name="T52" style:family="text">
      <style:text-properties style:font-name="Tahoma" fo:font-weight="normal" officeooo:rsid="0019de2a" style:font-weight-asian="normal" style:font-weight-complex="normal"/>
    </style:style>
    <style:style style:name="T53" style:family="text">
      <style:text-properties style:font-name="Tahoma" fo:font-weight="normal" officeooo:rsid="0019de2a" fo:background-color="#e0c2cd" loext:char-shading-value="0" style:font-weight-asian="normal" style:font-weight-complex="normal"/>
    </style:style>
    <style:style style:name="T54" style:family="text">
      <style:text-properties style:font-name="Tahoma" fo:font-weight="normal" officeooo:rsid="0019de2a" fo:background-color="#e0c2cd" loext:char-shading-value="0" style:font-weight-asian="normal" style:font-weight-complex="normal"/>
    </style:style>
    <style:style style:name="T55" style:family="text">
      <style:text-properties style:font-name="Tahoma" fo:font-size="13pt" fo:font-weight="normal" officeooo:rsid="0019de2a" style:font-size-asian="13pt" style:font-weight-asian="normal" style:font-size-complex="13pt" style:font-weight-complex="normal"/>
    </style:style>
    <style:style style:name="T56" style:family="text">
      <style:text-properties style:font-name="Tahoma" fo:font-size="13pt" fo:font-weight="normal" officeooo:rsid="0019de2a" style:font-size-asian="13pt" style:font-weight-asian="normal" style:font-size-complex="13pt" style:font-weight-complex="normal"/>
    </style:style>
    <style:style style:name="T57" style:family="text">
      <style:text-properties style:font-name="Tahoma" fo:font-size="13pt" fo:font-weight="normal" officeooo:rsid="0019de2a" fo:background-color="#e0c2cd" loext:char-shading-value="0" style:font-size-asian="13pt" style:font-weight-asian="normal" style:font-size-complex="13pt" style:font-weight-complex="normal"/>
    </style:style>
    <style:style style:name="T58" style:family="text">
      <style:text-properties style:font-name="Tahoma" fo:font-size="13pt" fo:font-weight="normal" officeooo:rsid="0019de2a" fo:background-color="#e0c2cd" loext:char-shading-value="0" style:font-size-asian="13pt" style:font-weight-asian="normal" style:font-size-complex="13pt" style:font-weight-complex="normal"/>
    </style:style>
    <style:style style:name="T59" style:family="text">
      <style:text-properties style:font-name="Tahoma" fo:font-size="13pt" style:font-size-asian="13pt" style:font-size-complex="13pt"/>
    </style:style>
    <style:style style:name="T60" style:family="text">
      <style:text-properties style:font-name="Tahoma" fo:font-size="13pt" fo:background-color="#e0c2cd" loext:char-shading-value="0" style:font-size-asian="13pt" style:font-size-complex="13pt"/>
    </style:style>
    <style:style style:name="T61" style:family="text">
      <style:text-properties style:font-name="Tahoma" fo:font-size="13pt" fo:background-color="#e0c2cd" loext:char-shading-value="0" style:font-size-asian="13pt" style:font-size-complex="13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AI Consultan</text:span><text:span text:style-name="T2">cy </text:span><text:span text:style-name="T3">for Business</text:span></text:p>
      <text:p text:style-name="P24">**************************************************************</text:p>
      <text:p text:style-name="P51">Bridging AI Technology and Business Strategy</text:p>
      <text:p text:style-name="P10"><text:span text:style-name="T48">C</text:span><text:span text:style-name="T41">an powerful tech-savvy executives </text:span>seeking to dominate the digital landscape harness AI to maintain their competitive edge? <text:span text:style-name="T48">Can they </text:span><text:span text:style-name="T42">embed Artificial Intelligence at the heart of their </text:span><text:span text:style-name="T48">business</text:span><text:span text:style-name="T42">?</text:span></text:p>
      <text:p text:style-name="P26">In the boardrooms of global corporations, AI is no longer just a futuristic concept —it <text:span text:style-name="T42">becomes</text:span> a driving force behind transformative business strategies. From automating customer service operations to optimizing supply chains, artificial intelligence has proven its ability to deliver operational efficiency and competitive advantage. However, the challenge lies in not just understanding AI technologies but applying them meaningfully to address unique business objectives. This is where the AI consultant comes in—a key player tasked with bridging the gap between cutting-edge AI innovations and real-world business imperatives.</text:p>
      <text:h text:style-name="P22" text:outline-level="3">AI Consultancy: More Than Just Technology</text:h>
      <text:p text:style-name="P42"><text:span text:style-name="T8">At its core, AI consultancy is about more than understanding how AI works—it's about understanding </text:span><text:span text:style-name="Strong_20_Emphasis"><text:span text:style-name="T8">why</text:span></text:span><text:span text:style-name="T8"> AI matters in a specific business context. A consultant must be able to demystify AI, translating technical jargon into actionable business strategies. This requires a deep knowledge of AI technologies such as machine learning, natural language processing, and computer vision, but more importantly, how these technologies can be applied to drive revenue, cut costs, or improve customer experiences.</text:span></text:p>
      <text:p text:style-name="P23">Key to an AI consultant’s role is tailoring solutions to the client’s unique needs. A cookie-cutter approach doesn’t work in AI, as every industry—be it healthcare, finance, or retail—faces different challenges and opportunities. The ability to assess where AI can deliver the most value is a critical skill. For example, an AI consultant working with a large retail chain might recommend AI-driven inventory management systems that predict demand and optimize stock levels, while advising a healthcare provider on AI tools for early disease detection and personalized treatment plans.</text:p>
      <text:p text:style-name="P29">The Strategic Imperative: Business Acumen</text:p>
      <text:p text:style-name="P42"><text:span text:style-name="T8">Understanding AI technology is just one piece of the puzzle. A consultant must possess a strong </text:span><text:span text:style-name="Strong_20_Emphasis"><text:span text:style-name="T8">business acumen</text:span></text:span><text:span text:style-name="T8"> and an instinct for </text:span><text:span text:style-name="Strong_20_Emphasis"><text:span text:style-name="T8">strategic thinking</text:span></text:span><text:span text:style-name="T8">. This </text:span><text:soft-page-break/><text:span text:style-name="T8">ability to align AI with broader business objectives is the differentiator between successful AI implementations and those that fail to deliver ROI.</text:span></text:p>
      <text:p text:style-name="P34"><text:span text:style-name="T47">AI must be integrated within a company’s larger strategic vision, not implemented in isolation. This means understanding the client’s market dynamics, competitive pressures, and growth ambitions. A consultant must evaluate AI's potential in these contexts—can it optimize processes, open new revenue streams, or perhaps disrupt the indus</text:span><text:span text:style-name="T44">try? </text:span><text:span text:style-name="T45">AI consultants possess the ability to look at a company's operations holistically, identify areas where AI can add the most value, and align these solutions with overarching strategic goals. </text:span><text:span text:style-name="T44">Without this </text:span><text:span text:style-name="T47">strategic foresight, AI can become an expensive experiment with minimal long-term impact.</text:span></text:p>
      <text:p text:style-name="P23"><text:span text:style-name="T43">Imagine</text:span> an AI consultant advising a financial services company. Simply recommending the adoption of a chatbot for customer service won’t cut it. A more strategic approach might involve using AI to analyze market data and provide insights into potential investment opportunities. This elevates AI from a tool that saves time to one that drives top-line growth.</text:p>
      <text:h text:style-name="P22" text:outline-level="3">Key Responsibilities of an AI Consultant</text:h>
      <text:p text:style-name="P23">To deliver true value, an AI consultant must juggle several key responsibilities:</text:p>
      <text:list xml:id="list929720900" text:style-name="L1">
        <text:list-item>
          <text:p text:style-name="P68"><text:span text:style-name="Strong_20_Emphasis"><text:span text:style-name="T8">Deep Understanding of AI's Potential Tailored to the Client's Business Needs</text:span></text:span><text:span text:style-name="T8"><text:line-break/>Understanding AI’s theoretical potential is one thing; knowing how it applies specifically to a client's unique business challenges is another. </text:span><text:span text:style-name="T10">Consultants must bridge the gap between technical jargon and actionable strategies, tailoring AI solutions to address unique client challenges and opportunities. By leveraging AI technologies such as machine learning, natural language processing, and computer vision, consultants can drive revenue, reduce costs, and enhance customer experiences across industries like healthcare, finance, and retail.</text:span></text:p>
        </text:list-item>
        <text:list-item>
          <text:p text:style-name="P68"><text:span text:style-name="Strong_20_Emphasis"><text:span text:style-name="T8">Practical AI Adoption and Change Management</text:span></text:span><text:span text:style-name="T8"><text:line-break/>Implementing AI often requires significant changes to the way a business operates. AI consultants play a vital role in managing this transition, ensuring that the adoption process is smooth and that key stakeholders are on board. A well-executed change management strategy can be the difference between AI success and failure. This involves not only technical integration but also training teams to use AI effectively and fostering a culture that embraces innovation.</text:span></text:p>
        </text:list-item>
        <text:list-item>
          <text:p text:style-name="P68"><text:soft-page-break/><text:span text:style-name="Strong_20_Emphasis"><text:span text:style-name="T8">Tailored AI Solution Design and Stakeholder Management</text:span></text:span><text:span text:style-name="T8"><text:line-break/>Each AI solution must be custom-designed to fit the client’s environment. This includes selecting the right tools, defining workflows, and ensuring scalability. However, just as important is managing the various stakeholders involved—IT teams, leadership, operations, and sometimes even external vendors. A consultant needs to bridge the technical and non-technical teams to ensure everyone is aligned and the project’s objectives are met.</text:span></text:p>
        </text:list-item>
        <text:list-item>
          <text:p text:style-name="P68"><text:span text:style-name="Strong_20_Emphasis"><text:span text:style-name="T8">Ethical AI</text:span></text:span><text:span text:style-name="T8"><text:line-break/>In today’s landscape, no AI strategy can be complete without considering ethics. AI consultants must ensure that solutions are transparent, fair, and non-discriminatory. They must also account for data privacy, especially in industries where sensitive information, like healthcare or finance, is handled. Moreover, as regulations around AI tighten globally, consultants must guide businesses to ensure compliance with evolving laws while maintaining AI’s efficacy.</text:span></text:p>
        </text:list-item>
      </text:list>
      <text:h text:style-name="P22" text:outline-level="3">Practical Applications: Real-W<text:span text:style-name="T33">orld Value from AI</text:span></text:h>
      <text:p text:style-name="P32">The impact of AI consultancy is already being felt across industries:</text:p>
      <text:list text:style-name="L2">
        <text:list-item>
          <text:p text:style-name="P69"><text:span text:style-name="Strong_20_Emphasis"><text:span text:style-name="T20">Manufacturing</text:span></text:span><text:span text:style-name="T20">: AI-driven predictive maintenance is cutting downtime by predicting equipment failures before they occur.</text:span></text:p>
        </text:list-item>
        <text:list-item>
          <text:p text:style-name="P69"><text:span text:style-name="Strong_20_Emphasis"><text:span text:style-name="T20">Retail</text:span></text:span><text:span text:style-name="T20">: Personalized recommendations and AI-powered supply chain management are reshaping customer experiences and boosting profit margins.</text:span></text:p>
        </text:list-item>
        <text:list-item>
          <text:p text:style-name="P70"><text:span text:style-name="Strong_20_Emphasis"><text:span text:style-name="T20">Healthcare</text:span></text:span><text:span text:style-name="T20">: AI algorithms are enabling early diagnosis and treatment of diseases, revolutionizing patient care and outcomes.</text:span></text:p>
        </text:list-item>
      </text:list>
      <text:p text:style-name="P23"><text:span text:style-name="T33">Yet, none of these applications happ</text:span>en by accident. They are the result of strategic guidance provided by AI consultants who understand both the technology and its business implications. Their value lies in balancing technical innovation with business strategy—ensuring AI delivers measurable value.</text:p>
      <text:h text:style-name="P22" text:outline-level="3">The Future of AI Consultancy</text:h>
      <text:p text:style-name="P27">AI becomes more integrated into the business world; the role of the AI consultant <text:span text:style-name="T46">constantly</text:span> grow<text:span text:style-name="T46">s</text:span> in importance. Organizations increasingly rely on experts who can not only understand AI’s technical complexities but also translate them into competitive business strategies. AI consultancy is no longer just about keeping up with technological trends; it's about future-proofing businesses for a world where AI is central to every industry.</text:p>
      <text:p text:style-name="P23"/>
      <text:p text:style-name="P23"><text:soft-page-break/><text:span text:style-name="T4">Dream it. Build it.</text:span> </text:p>
      <text:p text:style-name="P21"/>
      <text:p text:style-name="P24">********************************************************************</text:p>
      <text:p text:style-name="P49"/>
      <text:h text:style-name="P45" text:outline-level="3">Emerging AI Trends <text:span text:style-name="T49">and how to use them (like generative AI)?????</text:span></text:h>
      <text:p text:style-name="P31"/>
      <text:p text:style-name="P31"/>
      <text:p text:style-name="P31"/>
      <text:h text:style-name="P30" text:outline-level="2">Business Cases Identified <text:span text:style-name="T40">in article 1</text:span></text:h>
      <text:p text:style-name="Text_20_body"><text:span text:style-name="Strong_20_Emphasis"><text:span text:style-name="T8">Case 1: Global Logistics Company</text:span></text:span></text:p>
      <text:list text:style-name="L4">
        <text:list-item>
          <text:p text:style-name="P72"><text:span text:style-name="Strong_20_Emphasis"><text:span text:style-name="T8">Problem:</text:span></text:span><text:span text:style-name="T8"> Inefficient supply chain operations.</text:span></text:p>
        </text:list-item>
        <text:list-item>
          <text:p text:style-name="P72"><text:span text:style-name="Strong_20_Emphasis"><text:span text:style-name="T8">Solution:</text:span></text:span><text:span text:style-name="T8"> AI-driven system for demand forecasting and dynamic route optimization.</text:span></text:p>
        </text:list-item>
        <text:list-item>
          <text:p text:style-name="P71"><text:span text:style-name="Strong_20_Emphasis"><text:span text:style-name="T8">Result:</text:span></text:span><text:span text:style-name="T8"> 15% reduction in shipping costs, 20% improvement in delivery times.</text:span></text:p>
        </text:list-item>
      </text:list>
      <text:p text:style-name="Text_20_body"><text:span text:style-name="Strong_20_Emphasis"><text:span text:style-name="T8">Case 2: Luxury Retail Brand</text:span></text:span></text:p>
      <text:list text:style-name="L5">
        <text:list-item>
          <text:p text:style-name="P74"><text:span text:style-name="Strong_20_Emphasis"><text:span text:style-name="T8">Problem:</text:span></text:span><text:span text:style-name="T8"> Overstocking and lack of personalized marketing.</text:span></text:p>
        </text:list-item>
        <text:list-item>
          <text:p text:style-name="P74"><text:span text:style-name="Strong_20_Emphasis"><text:span text:style-name="T8">Solution:</text:span></text:span><text:span text:style-name="T8"> AI-driven inventory management and customer segmentation.</text:span></text:p>
        </text:list-item>
        <text:list-item>
          <text:p text:style-name="P73"><text:span text:style-name="Strong_20_Emphasis"><text:span text:style-name="T8">Result:</text:span></text:span><text:span text:style-name="T8"> 30% reduction in overstock, 25% increase in customer engagement.</text:span></text:p>
        </text:list-item>
      </text:list>
      <text:p text:style-name="P15">These cases effectively illustrate how AI consultants can leverage their expertise to solve real-world business problems and deliver tangible results. They demonstrate the consultant's ability to understand both AI technology and business strategy, and how the combination of these two elements can drive significant value.</text:p>
      <text:p text:style-name="P31"/>
      <text:p text:style-name="P25"/>
      <text:p text:style-name="P25"/>
      <text:p text:style-name="P25">Key responsibilities:</text:p>
      <text:list text:style-name="L6">
        <text:list-item>
          <text:p text:style-name="P52">A deep understanding of AI's potential tailored to the client's <text:span text:style-name="T31">business needs</text:span></text:p>
        </text:list-item>
        <text:list-item>
          <text:p text:style-name="P75"><text:soft-page-break/><text:span text:style-name="Strong_20_Emphasis"><text:span text:style-name="T13">Practical </text:span></text:span><text:span text:style-name="Strong_20_Emphasis"><text:span text:style-name="T17">AI Adoption</text:span></text:span><text:span text:style-name="Strong_20_Emphasis"><text:span text:style-name="T12"> and Change Managemen</text:span></text:span><text:span text:style-name="Strong_20_Emphasis"><text:span text:style-name="T13">t</text:span></text:span></text:p>
        </text:list-item>
        <text:list-item>
          <text:h text:style-name="P46" text:outline-level="3"><text:span text:style-name="Strong_20_Emphasis"><text:span text:style-name="T13">Tailored AI </text:span></text:span><text:span text:style-name="Strong_20_Emphasis"><text:span text:style-name="T17">Solution Design</text:span></text:span><text:span text:style-name="Strong_20_Emphasis"><text:span text:style-name="T12"> and </text:span></text:span><text:span text:style-name="Strong_20_Emphasis"><text:span text:style-name="T17">Stakeholder Management</text:span></text:span></text:h>
        </text:list-item>
        <text:list-item>
          <text:p text:style-name="P53"><text:span text:style-name="Strong_20_Emphasis"><text:span text:style-name="T29">Ethical AI</text:span></text:span></text:p>
        </text:list-item>
      </text:list>
      <text:p text:style-name="P38"><text:span text:style-name="Strong_20_Emphasis"><text:span text:style-name="T13">Comment:</text:span></text:span></text:p>
      <text:list text:style-name="L7">
        <text:list-item>
          <text:p text:style-name="P54">Business Needs Assessment: This is the most critical responsibility because it forms the foundation of all AI initiatives. Understanding and accurately assessing the client's business requirements ensures that AI <text:span text:style-name="T38">solutions are aligned</text:span> with strategic goals and can deliver tangible value. Without this, even the most advanced AI solutions might fail to address real business needs, leading to wasted resources and missed opportunities. </text:p>
        </text:list-item>
        <text:list-item>
          <text:p text:style-name="P54">Stakeholder Management: Gaining buy-in and aligning senior leadership is crucial for the success of any AI initiative. Without support from key decision-makers, AI projects are likely to face resistance, lack of resources, or premature termination. Effective stakeholder management ensures continuous support, funding, and organizational alignment throughout the AI implementation journey. </text:p>
        </text:list-item>
        <text:list-item>
          <text:p text:style-name="P54">Solution Design: Once business needs are understood and stakeholder support is secured, designing the right solution becomes paramount. This responsibility involves translating business requirements into technical specifications and ensuring that all stakeholders agree on the proposed solution. A well-designed solution sets the stage for successful implementation and adoption. </text:p>
        </text:list-item>
        <text:list-item>
          <text:p text:style-name="P54">AI Adoption: Driving user-centric change campaigns is essential for the long-term success of AI initiatives. Even the best AI solutions can fail if users resist adoption due to skepticism or concerns. By focusing on user needs and addressing potential resistance, this responsibility ensures that AI solutions are actually used and deliver their intended benefits. </text:p>
        </text:list-item>
        <text:list-item>
          <text:p text:style-name="P55">Ethical AI: While all responsibilities are important, ensuring adherence to ethical guidelines, performance standards, and governance comes fifth in this ranking. It's crucial for responsible AI implementation, but it builds upon the foundation laid by the previous responsibilities. Ethical considerations should be integrated throughout the process, but they become particularly critical during and after implementation to ensure long-term sustainability and trust in AI solutions.</text:p>
        </text:list-item>
      </text:list>
      <text:p text:style-name="P11"><text:span text:style-name="Strong_20_Emphasis"><text:span text:style-name="T13"/></text:span></text:p>
      <text:p text:style-name="P11"><text:soft-page-break/><text:span text:style-name="Strong_20_Emphasis"><text:span text:style-name="T5">Key role-specific skills, the foundation of the role:</text:span></text:span><text:span text:style-name="Strong_20_Emphasis"><text:span text:style-name="T23"> </text:span></text:span></text:p>
      <text:list text:style-name="L8">
        <text:list-item>
          <text:p text:style-name="P76"><text:span text:style-name="Strong_20_Emphasis"><text:span text:style-name="T13">Understanding of AI Technologies (and their business applications) </text:span></text:span></text:p>
        </text:list-item>
        <text:list-item>
          <text:p text:style-name="P76"><text:span text:style-name="Strong_20_Emphasis"><text:span text:style-name="T13">Business acumen and strategic thinking</text:span></text:span></text:p>
        </text:list-item>
        <text:list-item>
          <text:p text:style-name="P76"><text:span text:style-name="Strong_20_Emphasis"><text:span text:style-name="T13">Responsible and sustainable AI adoption → “Ethical AI” </text:span></text:span></text:p>
        </text:list-item>
      </text:list>
      <text:p text:style-name="P38"><text:span text:style-name="Strong_20_Emphasis"><text:span text:style-name="T13">+ General business skill set:</text:span></text:span></text:p>
      <text:list text:style-name="L9">
        <text:list-item>
          <text:p text:style-name="P77"><text:span text:style-name="Strong_20_Emphasis"><text:span text:style-name="T13">Efficient communication and stakeholder management </text:span></text:span></text:p>
        </text:list-item>
        <text:list-item>
          <text:p text:style-name="P77"><text:span text:style-name="Strong_20_Emphasis"><text:span text:style-name="T13">Change management and user adoption expertise </text:span></text:span></text:p>
        </text:list-item>
        <text:list-item>
          <text:p text:style-name="P77"><text:span text:style-name="Strong_20_Emphasis"><text:span text:style-name="T13">Technical collaboration and problem solving</text:span></text:span></text:p>
        </text:list-item>
        <text:list-item>
          <text:p text:style-name="P77"><text:span text:style-name="Strong_20_Emphasis"><text:span text:style-name="T13">Project management including Agile</text:span></text:span></text:p>
        </text:list-item>
      </text:list>
      <text:p text:style-name="P38"><text:span text:style-name="Strong_20_Emphasis"><text:span text:style-name="T13">Comment:</text:span></text:span></text:p>
      <text:p text:style-name="P38"><text:span text:style-name="Strong_20_Emphasis"><text:span text:style-name="T9">Understanding of AI Technologies (and their business applications):</text:span></text:span><text:span text:style-name="Strong_20_Emphasis"><text:span text:style-name="T13"> This is the cornerstone of the role. Without a deep understanding of AI, a consultant cannot effectively assess, propose, or implement solutions. This skill is crucial for tailoring AI solutions to specific business needs and understanding AI's potential in various contexts. </text:span></text:span></text:p>
      <text:p text:style-name="P40"><text:span text:style-name="Strong_20_Emphasis"><text:span text:style-name="T14">combined with</text:span></text:span></text:p>
      <text:p text:style-name="P39"><text:span text:style-name="Strong_20_Emphasis"><text:span text:style-name="T8">Business Acumen and Strategic Thinking:</text:span></text:span><text:span text:style-name="T8"> AI should not be implemented in isolation. A consultant must understand the broader business context, identify opportunities, and align AI solutions with strategic goals. The ability to align AI technology with business objectives and identify growth opportunities is essential for effective consulting. </text:span></text:p>
      <text:p text:style-name="P5">***************************************************************</text:p>
      <text:p text:style-name="P16">Claude vs GPT4o:</text:p>
      <text:p text:style-name="P36">Bridging AI Technology and Business Strategy</text:p>
      <text:p text:style-name="P15"><text:soft-page-break/>In an era where artificial intelligence is no longer a futuristic concept but a present-day business imperative, a new breed of professionals is emerging: AI consultants. These individuals are not just tech enthusiasts or data scientists; they are strategic thinkers who understand both the intricacies of AI and the nuances of business operations. As AI continues to reshape industries, the role of AI consultants has become increasingly crucial for companies looking to maintain their competitive edge.</text:p>
      <text:p text:style-name="P28">The Cornerstone: Deep Understanding of AI Technologies</text:p>
      <text:p text:style-name="P15">At the heart of AI consultancy lies a profound understanding of artificial intelligence technologies. This isn't merely about keeping up with the latest buzzwords or having a surface-level grasp of machine learning algorithms. AI consultants must possess a comprehensive knowledge of various AI subfields, from natural language processing to computer vision, and understand how these technologies can be applied to solve real-world business problems.</text:p>
      <text:p text:style-name="P33">Consider the case of a global logistics company that recently engaged an AI consultant to optimize its supply chain. The consultant's deep understanding of predictive analytics and reinforcement learning algorithms allowed them to design a system that not only forecasted demand with unprecedented accuracy but also dynamically adjusted shipping routes in real-time. This implementation resulted in a 15% reduction in shipping costs and a 20% improvement in delivery times – outcomes that directly impacted the company's bottom line and customer satisfaction.</text:p>
      <text:p text:style-name="P28">The Strategic Imperative: Business Acumen</text:p>
      <text:p text:style-name="P15">While technical expertise is crucial, it's the marriage of this knowledge with sharp business acumen that truly sets top-tier AI consultants apart. These professionals don't view AI as a standalone solution but as a tool to drive business growth and innovation. <text:span text:style-name="T38">They possess the ability to look at a company's operations holistically, identify areas where AI can add the most value, and align these solutions with overarching strategic goals.</text:span></text:p>
      <text:p text:style-name="P33">Take, for instance, a luxury retail brand that was struggling with inventory management and personalized marketing. An AI consultant with a keen understanding of both the retail landscape and AI capabilities proposed an integrated solution. By implementing an AI-driven inventory management system coupled with a sophisticated customer segmentation algorithm, the brand was able to reduce overstock by 30% while simultaneously increasing customer engagement rates by 25%. The consultant's ability to connect AI capabilities with specific business needs <text:soft-page-break/>resulted in a solution that not only solved immediate problems but also positioned the brand for long-term success in an increasingly digital retail environment.</text:p>
      <text:p text:style-name="P28">Key Responsibilities of AI Consultants</text:p>
      <text:list text:style-name="L10">
        <text:list-item>
          <text:p text:style-name="P56">Tailoring AI's Potential to Client Needs The primary responsibility of an AI consultant is to understand the unique challenges and opportunities within a client's business and identify how AI can address these specific needs. This requires not just technical knowledge but also industry expertise and the ability to translate complex AI concepts into tangible business benefits. </text:p>
        </text:list-item>
        <text:list-item>
          <text:p text:style-name="P56">Practical AI Adoption and Change Management Implementing AI solutions is as much about technology as it is about people. AI consultants must guide organizations through the often-challenging process of adopting new technologies. This involves creating comprehensive change management strategies, addressing concerns about job displacement, and fostering a culture of innovation and continuous learning. </text:p>
        </text:list-item>
        <text:list-item>
          <text:p text:style-name="P56">Tailored Solution Design and Stakeholder Management Designing AI solutions that fit seamlessly into existing business processes while pushing the boundaries of what's possible is a delicate balancing act. AI consultants must work closely with various stakeholders, from C-suite executives to IT teams, ensuring that the proposed solutions meet technical requirements while aligning with business objectives. </text:p>
        </text:list-item>
        <text:list-item>
          <text:p text:style-name="P57">Ethical AI Implementation As AI becomes more pervasive, ethical considerations have moved to the forefront. AI consultants bear the responsibility of ensuring that AI implementations are not only effective but also ethical and transparent. This includes addressing issues of bias in AI algorithms, ensuring data privacy, and developing governance frameworks that promote responsible AI use. </text:p>
        </text:list-item>
      </text:list>
      <text:p text:style-name="P28">The Future of AI Consultancy</text:p>
      <text:p text:style-name="P15">As we move further into the AI-driven era, the demand for skilled AI consultants is set to skyrocket. These professionals will play a pivotal role in helping businesses navigate the complex landscape of AI technologies and harness their potential for strategic advantage.</text:p>
      <text:p text:style-name="P15">For business leaders, the message is clear: AI is not just another IT project; it's a strategic imperative that requires a nuanced understanding of both technology and business. As you consider your organization's AI journey, partnering with experienced AI consultants who can bridge the gap between technological possibilities and <text:soft-page-break/>business realities may well be the key to unlocking unprecedented growth and innovation.</text:p>
      <text:p text:style-name="P15">In a world where AI is rapidly becoming the new electricity – powering everything from customer service to product development – the role of AI consultants in shaping the future of business cannot be overstated. As we stand on the brink of this new frontier, one thing is certain: those who can effectively harness the power of AI will be the leaders of tomorrow's business world.</text:p>
      <text:p text:style-name="P19"><text:span text:style-name="Strong_20_Emphasis"><text:span text:style-name="T24">vs </text:span></text:span></text:p>
      <text:p text:style-name="P19"><text:span text:style-name="Strong_20_Emphasis"><text:span text:style-name="T32">The Intersection of AI Technology and Business Strategy</text:span></text:span></text:p>
      <text:p text:style-name="P15">In the boardrooms of global corporations, AI is no longer just a buzzword—it's a driving force behind transformative business strategies. From automating customer service operations to optimizing supply chains, artificial intelligence has proven its ability to deliver operational efficiency and competitive advantage. However, the challenge lies in not just understanding AI technologies but applying them meaningfully to address unique business objectives. This is where the AI consultant comes in—a key player tasked with bridging the gap between cutting-edge AI innovations and real-world business imperatives.</text:p>
      <text:p text:style-name="P15">For affluent business leaders seeking to stay ahead in an increasingly digital world, AI consultancy offers a strategic pathway to embedding AI at the heart of their operations. But AI consultancy goes far beyond implementing the latest tech. It demands a deep understanding of both AI technologies and the complex dynamics of business strategy.</text:p>
      <text:h text:style-name="P6" text:outline-level="3">AI Consultancy: More Than Just Technology</text:h>
      <text:p text:style-name="Text_20_body"><text:span text:style-name="T8">At its core, AI consultancy is about more than understanding how AI works—it's about understanding </text:span><text:span text:style-name="Strong_20_Emphasis"><text:span text:style-name="T8">why</text:span></text:span><text:span text:style-name="T8"> AI matters in a specific business context. A consultant must be able to demystify AI, translating technical jargon into actionable business strategies. This requires a deep knowledge of AI technologies such as machine learning, natural language processing, and computer vision, but more importantly, how these technologies can be applied to drive revenue, cut costs, or improve customer experiences.</text:span></text:p>
      <text:p text:style-name="P15">Key to an AI consultant’s role is tailoring solutions to the client’s unique needs. A cookie-cutter approach doesn’t work in AI, as every industry—be it healthcare, finance, or retail—faces different challenges and opportunities. The ability to assess where AI can deliver the most value is a critical skill. For example, an AI consultant <text:soft-page-break/>working with a large retail chain might recommend AI-driven inventory management systems that predict demand and optimize stock levels, while advising a healthcare provider on AI tools for early disease detection and personalized treatment plans.</text:p>
      <text:h text:style-name="P6" text:outline-level="3">Business Acumen and Strategic Thinking: The True Differentiator</text:h>
      <text:p text:style-name="Text_20_body"><text:span text:style-name="T8">Understanding AI technology is just one piece of the puzzle. A consultant must possess a strong </text:span><text:span text:style-name="Strong_20_Emphasis"><text:span text:style-name="T8">business acumen</text:span></text:span><text:span text:style-name="T8"> and an instinct for </text:span><text:span text:style-name="Strong_20_Emphasis"><text:span text:style-name="T8">strategic thinking</text:span></text:span><text:span text:style-name="T8">. This ability to align AI with broader business objectives is the differentiator between successful AI implementations and those that fail to deliver ROI.</text:span></text:p>
      <text:p text:style-name="P15">AI must be integrated within a company’s larger strategic vision, not implemented in isolation. This means understanding the client’s market dynamics, competitive pressures, and growth ambitions. A consultant must evaluate AI's potential in these contexts—can it optimize processes, open new revenue streams, or perhaps disrupt the industry? Without this strategic foresight, AI can become an expensive experiment with minimal long-term impact.</text:p>
      <text:p text:style-name="P15">For instance, consider an AI consultant advising a financial services company. Simply recommending the adoption of a chatbot for customer service won’t cut it. A more strategic approach might involve using AI to analyze market data and provide insights into potential investment opportunities. This elevates AI from a tool that saves time to one that drives top-line growth.</text:p>
      <text:h text:style-name="P6" text:outline-level="3">Key Responsibilities of an AI Consultant</text:h>
      <text:p text:style-name="P15">To deliver true value, an AI consultant must juggle several key responsibilities:</text:p>
      <text:list xml:id="list94840696056419" text:continue-list="list929720900" text:style-name="L1">
        <text:list-item>
          <text:p text:style-name="P67"><text:span text:style-name="Strong_20_Emphasis"><text:span text:style-name="T8">A Deep Understanding of AI's Potential Tailored to the Client's Business Needs</text:span></text:span><text:span text:style-name="T8"><text:line-break/>Understanding AI’s theoretical potential is one thing; knowing how it applies specifically to a client's unique business challenges is another. The AI consultant must assess the client’s operations, identify pain points, and propose tailored AI solutions. This could range from predictive analytics to drive sales, to AI-driven automation for operational efficiency. Crucially, the consultant must ensure the AI solution fits the client’s business model and goals. </text:span><text:span text:style-name="T10">[Consultants must bridge the gap between technical jargon and actionable strategies, tailoring AI solutions to address unique client challenges and opportunities. By leveraging AI technologies such as machine learning, natural language processing, and computer vision, consultants can drive revenue, reduce costs, and enhance customer experiences across industries like healthcare, finance, and retail.]</text:span></text:p>
        </text:list-item>
        <text:list-item>
          <text:p text:style-name="P67"><text:soft-page-break/><text:span text:style-name="Strong_20_Emphasis"><text:span text:style-name="T8">Practical AI Adoption and Change Management</text:span></text:span><text:span text:style-name="T8"><text:line-break/>Implementing AI often requires significant changes to the way a business operates. AI consultants play a vital role in managing this transition, ensuring that the adoption process is smooth and that key stakeholders are on board. A well-executed change management strategy can be the difference between AI success and failure. This involves not only technical integration but also training teams to use AI effectively and fostering a culture that embraces innovation.</text:span></text:p>
        </text:list-item>
        <text:list-item>
          <text:p text:style-name="P67"><text:span text:style-name="Strong_20_Emphasis"><text:span text:style-name="T8">Tailored AI Solution Design and Stakeholder Management</text:span></text:span><text:span text:style-name="T8"><text:line-break/>Each AI solution must be custom-designed to fit the client’s environment. This includes selecting the right tools, defining workflows, and ensuring scalability. However, just as important is managing the various stakeholders involved—IT teams, leadership, operations, and sometimes even external vendors. A consultant needs to bridge the technical and non-technical teams to ensure everyone is aligned and the project’s objectives are met.</text:span></text:p>
        </text:list-item>
        <text:list-item>
          <text:p text:style-name="P67"><text:span text:style-name="Strong_20_Emphasis"><text:span text:style-name="T8">Ethical AI</text:span></text:span><text:span text:style-name="T8"><text:line-break/>In today’s landscape, no AI strategy can be complete without considering ethics. AI consultants must ensure that solutions are transparent, fair, and non-discriminatory. They must also account for data privacy, especially in industries where sensitive information, like healthcare or finance, is handled. Moreover, as regulations around AI tighten globally, consultants must guide businesses to ensure compliance with evolving laws while maintaining AI’s efficacy.</text:span></text:p>
        </text:list-item>
      </text:list>
      <text:h text:style-name="P6" text:outline-level="3">Practical Applications: Real-World Value from AI</text:h>
      <text:p text:style-name="P15">The impact of AI consultancy is already being felt <text:span text:style-name="T38">across industries:</text:span></text:p>
      <text:list text:style-name="L11">
        <text:list-item>
          <text:p text:style-name="P79"><text:span text:style-name="Strong_20_Emphasis"><text:span text:style-name="T18">Manufacturing</text:span></text:span><text:span text:style-name="T18">: AI-driven predictive maintenance is cutting downtime by predicting equipment failures before they occur.</text:span></text:p>
        </text:list-item>
        <text:list-item>
          <text:p text:style-name="P79"><text:span text:style-name="Strong_20_Emphasis"><text:span text:style-name="T18">Retail</text:span></text:span><text:span text:style-name="T18">: Personalized recommendations and AI-powered supply chain management are reshaping customer experiences and boosting profit margins.</text:span></text:p>
        </text:list-item>
        <text:list-item>
          <text:p text:style-name="P78"><text:span text:style-name="Strong_20_Emphasis"><text:span text:style-name="T18">Healthcare</text:span></text:span><text:span text:style-name="T18">: AI algorithms are enabling early diagnosis and treatment of diseases, revolutionizing patient care and outcomes.</text:span></text:p>
        </text:list-item>
      </text:list>
      <text:p text:style-name="P15">Yet, none of these applications happen by accident. They are the result of strategic guidance provided by AI consultants who understand both the technology and its business implications. Their value lies in balancing technical innovation with business strategy—ensuring AI delivers measurable value.</text:p>
      <text:h text:style-name="P6" text:outline-level="3"><text:soft-page-break/>The Future of AI Consultancy</text:h>
      <text:p text:style-name="P15">As AI becomes more integrated into the business world, the role of the AI consultant will only grow in importance. Organizations will increasingly rely on experts who can not only understand AI’s technical complexities but also translate them into competitive business strategies. AI consultancy is no longer just about keeping up with technological trends; it's about future-proofing businesses for a world where AI is central to every industry.</text:p>
      <text:p text:style-name="P15">For business leaders today, partnering with the right AI consultant is not just an investment in technology—it's an investment in the future of their business.</text:p>
      <text:p text:style-name="P15"/>
      <text:p text:style-name="P4">********************************************************</text:p>
      <text:p text:style-name="P4"><text:span text:style-name="Strong_20_Emphasis">Strategic AI Consultancy: Identifying Opportunities with Proven Business Frameworks </text:span><text:span text:style-name="Strong_20_Emphasis"><text:span text:style-name="T37">(a case study)</text:span></text:span></text:p>
      <text:p text:style-name="P15">In the realm of AI consultancy, the ability to identify and exploit strategic opportunities goes beyond technological know-how. It requires a sophisticated understanding of business frameworks that have traditionally been used to analyze competitive landscapes, identify opportunities, and build resilient strategies. For experienced business leaders, AI should not be viewed as a standalone technology but as an enabler that enhances core capabilities and sharpens competitive edges. AI consultants use frameworks like SWOT analysis, Porter's Five Forces, and value chain analysis to ensure AI <text:span text:style-name="T38">solutions are aligned</text:span> with the client’s long-term goals and competitive strategies.</text:p>
      <text:h text:style-name="Heading_20_3" text:outline-level="3"><text:span text:style-name="T8">1. </text:span><text:span text:style-name="Strong_20_Emphasis"><text:span text:style-name="T8">SWOT Analysis: Leveraging AI to Strengthen Business Fundamentals</text:span></text:span></text:h>
      <text:p text:style-name="P15">AI consultancy often starts with a SWOT analysis (Strengths, Weaknesses, Opportunities, Threats). This framework helps businesses understand where AI can create the most value by analyzing how AI can:</text:p>
      <text:list text:style-name="L12">
        <text:list-item>
          <text:p text:style-name="P80"><text:span text:style-name="Strong_20_Emphasis"><text:span text:style-name="T8">Leverage Strengths</text:span></text:span><text:span text:style-name="T8">: An organization may already have strong data infrastructure, extensive customer data, or an established market position. AI can amplify these strengths by turning raw data into actionable insights, automating mundane processes, or improving customer engagement through personalized services. For example, a financial institution with robust customer data could use AI to create sophisticated customer segmentation models that offer personalized financial products.</text:span></text:p>
        </text:list-item>
        <text:list-item>
          <text:p text:style-name="P80"><text:soft-page-break/><text:span text:style-name="Strong_20_Emphasis"><text:span text:style-name="T8">Address Weaknesses</text:span></text:span><text:span text:style-name="T8">: AI can also mitigate internal inefficiencies. If a company has slow decision-making processes or inefficient resource allocation, AI-driven decision support systems can help optimize operations. For example, an AI consultant might implement a predictive maintenance system for a manufacturing company struggling with frequent equipment breakdowns, reducing downtime and improving production efficiency.</text:span></text:p>
        </text:list-item>
        <text:list-item>
          <text:p text:style-name="P80"><text:span text:style-name="Strong_20_Emphasis"><text:span text:style-name="T8">Capitalize on Opportunities</text:span></text:span><text:span text:style-name="T8">: AI can open up new market opportunities, such as enabling businesses to scale faster or expand into new service areas. A retail company could use AI to enter the e-commerce space by analyzing consumer behavior and offering tailored product recommendations in real-time, expanding both its market reach and customer loyalty.</text:span></text:p>
        </text:list-item>
        <text:list-item>
          <text:p text:style-name="P80"><text:span text:style-name="Strong_20_Emphasis"><text:span text:style-name="T8">Mitigate Threats</text:span></text:span><text:span text:style-name="T8">: In industries where disruption is constant, AI can act as a shield against emerging threats. If new competitors or shifting market dynamics threaten to erode market share, AI can help an organization respond with agility. For example, a traditional media company threatened by digital streaming services could implement AI-powered content recommendation engines to keep users engaged and reduce churn.</text:span></text:p>
        </text:list-item>
      </text:list>
      <text:h text:style-name="Heading_20_3" text:outline-level="3"><text:span text:style-name="T8">2. </text:span><text:span text:style-name="Strong_20_Emphasis"><text:span text:style-name="T8">Porter’s Five Forces: Using AI to Redefine Competitive Dynamics</text:span></text:span></text:h>
      <text:p text:style-name="P15">Porter’s Five Forces model allows AI consultants to analyze how AI can affect industry dynamics and reshape competition:</text:p>
      <text:list text:style-name="L13">
        <text:list-item>
          <text:p text:style-name="P81"><text:span text:style-name="Strong_20_Emphasis"><text:span text:style-name="T8">Industry Rivalry</text:span></text:span><text:span text:style-name="T8">: AI can enhance competitive positioning by providing real-time insights, enabling faster response times to market changes, and improving operational efficiency. For example, a logistics company using AI to optimize delivery routes and predict demand fluctuations will have a significant advantage over competitors that rely on traditional forecasting methods.</text:span></text:p>
        </text:list-item>
        <text:list-item>
          <text:p text:style-name="P81"><text:span text:style-name="Strong_20_Emphasis"><text:span text:style-name="T8">Bargaining Power of Suppliers</text:span></text:span><text:span text:style-name="T8">: AI can reduce reliance on any single supplier by identifying alternative sources and improving supply chain visibility. For instance, a retailer could implement AI-driven inventory management that tracks supplier performance, ensuring they are less dependent on underperforming or unreliable partners.</text:span></text:p>
        </text:list-item>
        <text:list-item>
          <text:p text:style-name="P81"><text:span text:style-name="Strong_20_Emphasis"><text:span text:style-name="T8">Bargaining Power of Customers</text:span></text:span><text:span text:style-name="T8">: AI can personalize customer experiences, increasing customer loyalty and reducing the power that customers have to demand lower prices. By offering tailored services—such as personalized </text:span><text:soft-page-break/><text:span text:style-name="T8">product recommendations or targeted promotions—AI can lock in customer engagement, thus decreasing their price sensitivity and enhancing brand loyalty.</text:span></text:p>
        </text:list-item>
        <text:list-item>
          <text:p text:style-name="P81"><text:span text:style-name="Strong_20_Emphasis"><text:span text:style-name="T8">Threat of New Entrants</text:span></text:span><text:span text:style-name="T8">: AI can create barriers to entry by helping established businesses differentiate themselves through operational efficiency, product innovation, or superior customer service. A leading retail bank using AI to offer personalized financial advice through virtual assistants can create a significant moat against fintech startups.</text:span></text:p>
        </text:list-item>
        <text:list-item>
          <text:p text:style-name="P81"><text:span text:style-name="Strong_20_Emphasis"><text:span text:style-name="T8">Threat of Substitutes</text:span></text:span><text:span text:style-name="T8">: In industries threatened by alternative products or services, AI can be a key differentiator. For example, a traditional telecom company might use AI to offer value-added services such as network optimization or personalized entertainment packages, making it harder for customers to switch to substitute services like online streaming or over-the-top (OTT) platforms.</text:span></text:p>
        </text:list-item>
      </text:list>
      <text:h text:style-name="Heading_20_3" text:outline-level="3"><text:span text:style-name="T8">3. </text:span><text:span text:style-name="Strong_20_Emphasis"><text:span text:style-name="T8">Value Chain Analysis: Identifying AI’s Role in Adding Value</text:span></text:span></text:h>
      <text:p text:style-name="Text_20_body"><text:span text:style-name="T8">A core responsibility of an AI consultant is performing a </text:span><text:span text:style-name="Strong_20_Emphasis"><text:span text:style-name="T8">value chain analysis</text:span></text:span><text:span text:style-name="T8"> to determine where AI can add value to specific business activities. The goal is to improve efficiencies, reduce costs, and enhance customer experiences across the value chain.</text:span></text:p>
      <text:list text:style-name="L14">
        <text:list-item>
          <text:p text:style-name="P82"><text:span text:style-name="Strong_20_Emphasis"><text:span text:style-name="T8">Inbound Logistics</text:span></text:span><text:span text:style-name="T8">: AI can optimize inventory management, predict demand, and reduce waste by using predictive analytics and machine learning models. For instance, a manufacturing company could implement AI-powered tools to anticipate raw material shortages and adjust orders accordingly, reducing inventory holding costs.</text:span></text:p>
        </text:list-item>
        <text:list-item>
          <text:p text:style-name="P82"><text:span text:style-name="Strong_20_Emphasis"><text:span text:style-name="T8">Operations</text:span></text:span><text:span text:style-name="T8">: AI can improve process automation in production or service delivery. For example, in a factory setting, AI can be used to automate quality control through real-time image recognition systems, reducing defects and increasing production speed.</text:span></text:p>
        </text:list-item>
        <text:list-item>
          <text:p text:style-name="P82"><text:span text:style-name="Strong_20_Emphasis"><text:span text:style-name="T8">Outbound Logistics</text:span></text:span><text:span text:style-name="T8">: AI can enhance logistics planning and ensure timely deliveries. A retailer might use AI-driven route optimization tools to minimize delivery times and fuel costs, improving customer satisfaction and cutting transportation costs.</text:span></text:p>
        </text:list-item>
        <text:list-item>
          <text:p text:style-name="P82"><text:span text:style-name="Strong_20_Emphasis"><text:span text:style-name="T8">Marketing &amp; Sales</text:span></text:span><text:span text:style-name="T8">: AI can offer insights into customer preferences and automate targeted marketing efforts. An AI-powered recommendation engine </text:span><text:soft-page-break/><text:span text:style-name="T8">can increase conversion rates by showing customers personalized products, making marketing campaigns more efficient and customer-centric.</text:span></text:p>
        </text:list-item>
        <text:list-item>
          <text:p text:style-name="P82"><text:span text:style-name="Strong_20_Emphasis"><text:span text:style-name="T8">Customer Service</text:span></text:span><text:span text:style-name="T8">: AI can improve customer satisfaction by automating repetitive queries via AI chatbots or offering predictive solutions to customer complaints before they arise. For example, airlines can use AI to predict potential delays and automatically notify passengers in advance, proactively resolving customer concerns.</text:span></text:p>
        </text:list-item>
      </text:list>
      <text:h text:style-name="Heading_20_3" text:outline-level="3"><text:span text:style-name="T8">4. </text:span><text:span text:style-name="Strong_20_Emphasis"><text:span text:style-name="T8">Core Competence Identification: Aligning AI with Unique Strengths</text:span></text:span></text:h>
      <text:p text:style-name="Text_20_body"><text:span text:style-name="T8">AI consultants also help businesses identify their </text:span><text:span text:style-name="Strong_20_Emphasis"><text:span text:style-name="T8">core competencies</text:span></text:span><text:span text:style-name="T8"> and use AI to enhance them. Core competencies—those activities that give a company a unique competitive advantage—should be bolstered with AI to remain relevant and profitable.</text:span></text:p>
      <text:p text:style-name="P15">For example, a luxury hotel chain may have a core competence in personalized guest experiences. An AI consultant could implement AI systems to predict guest preferences, ensuring that everything from room preferences to dining choices is customized before guests even arrive. By integrating AI into this core competence, the hotel ensures that it maintains its competitive edge in a highly competitive market.</text:p>
      <text:h text:style-name="Heading_20_3" text:outline-level="3"><text:span text:style-name="T8">5. </text:span><text:span text:style-name="Strong_20_Emphasis"><text:span text:style-name="T8">Scenario Planning: Future-Proofing with AI</text:span></text:span></text:h>
      <text:p text:style-name="P15">In uncertain markets, scenario planning helps companies anticipate and prepare for multiple future possibilities. AI consultants can guide businesses through scenario planning by helping them use predictive analytics to simulate various market conditions and assess the impact of different strategic decisions.</text:p>
      <text:p text:style-name="P15">For instance, an automotive company may use AI-driven scenario models to forecast how shifts in consumer behavior (e.g., the rise of electric vehicles) or regulatory changes (e.g., emissions standards) could affect demand. This allows leadership to pivot resources and investments towards the most promising technologies and markets.</text:p>
      <text:h text:style-name="Heading_20_3" text:outline-level="3"><text:span text:style-name="T8">6. </text:span><text:span text:style-name="Strong_20_Emphasis"><text:span text:style-name="T8">Business Model Canvas: Designing AI-Enhanced Business Models</text:span></text:span></text:h>
      <text:p text:style-name="Text_20_body"><text:span text:style-name="T8">The </text:span><text:span text:style-name="Strong_20_Emphasis"><text:span text:style-name="T8">Business Model Canvas</text:span></text:span><text:span text:style-name="T8"> is another tool that AI consultants use to evaluate how AI can be integrated into the core elements of a company’s business model. AI can impact key areas such as:</text:span></text:p>
      <text:list text:style-name="L15">
        <text:list-item>
          <text:p text:style-name="P83"><text:span text:style-name="Strong_20_Emphasis"><text:span text:style-name="T8">Value Proposition</text:span></text:span><text:span text:style-name="T8">: AI can enable businesses to offer new services or improve the value they deliver to customers. For example, AI can allow a company to </text:span><text:soft-page-break/><text:span text:style-name="T8">provide 24/7 customer service via intelligent chatbots or create a new product offering based on AI-driven insights.</text:span></text:p>
        </text:list-item>
        <text:list-item>
          <text:p text:style-name="P83"><text:span text:style-name="Strong_20_Emphasis"><text:span text:style-name="T8">Key Activities</text:span></text:span><text:span text:style-name="T8">: AI can automate or enhance key activities like R&amp;D, marketing, or customer service, making processes more efficient. In an e-commerce business, AI might be used to optimize pricing strategies in real time, based on market trends and competitor analysis.</text:span></text:p>
        </text:list-item>
        <text:list-item>
          <text:p text:style-name="P83"><text:span text:style-name="Strong_20_Emphasis"><text:span text:style-name="T8">Revenue Streams</text:span></text:span><text:span text:style-name="T8">: AI can create new revenue streams, such as subscription models for AI-powered services or data monetization strategies where insights derived from AI can be sold to third parties.</text:span></text:p>
        </text:list-item>
      </text:list>
      <text:h text:style-name="P6" text:outline-level="3">Conclusion</text:h>
      <text:p text:style-name="P15">AI consultancy is as much about understanding business strategy as it is about leveraging advanced technology. By using frameworks such as SWOT analysis, Porter’s Five Forces, value chain analysis, and others, AI consultants help businesses identify where AI can have the most strategic impact. They ensure that AI solutions are not just about adopting the latest technology but are aligned with long-term business goals, competitive positioning, and market dynamics. Through strategic foresight and careful implementation, AI consultants help future-proof businesses, driving sustained value in an ever-evolving landscape.</text:p>
      <text:p text:style-name="P4"/>
      <text:p text:style-name="P4">****************************************************</text:p>
      <text:h text:style-name="P3" text:outline-level="3"><text:span text:style-name="Strong_20_Emphasis">Ethical Considerations</text:span></text:h>
      <text:list text:style-name="L16">
        <text:list-item>
          <text:p text:style-name="P85"><text:span text:style-name="T8">When using AI to inform strategic decisions, it's crucial to ensure that the data and algorithms used are </text:span><text:span text:style-name="Strong_20_Emphasis"><text:span text:style-name="T8">ethical and unbiased</text:span></text:span><text:span text:style-name="T8">.</text:span></text:p>
        </text:list-item>
        <text:list-item>
          <text:p text:style-name="P84"><text:span text:style-name="Strong_20_Emphasis"><text:span text:style-name="T8">Privacy and data security</text:span></text:span><text:span text:style-name="T8"> must also be considered, especially when dealing with sensitive customer data.</text:span></text:p>
        </text:list-item>
      </text:list>
      <text:h text:style-name="Heading_20_3" text:outline-level="3"><text:span text:style-name="Strong_20_Emphasis"><text:span text:style-name="T8">Continuous Evaluation and Adaptation</text:span></text:span></text:h>
      <text:list text:style-name="L17">
        <text:list-item>
          <text:p text:style-name="P87"><text:span text:style-name="T8">The business landscape is constantly evolving, and AI strategies </text:span><text:span text:style-name="T11">need to</text:span><text:span text:style-name="T8"> be </text:span><text:span text:style-name="Strong_20_Emphasis"><text:span text:style-name="T8">adaptable</text:span></text:span><text:span text:style-name="T8">. AI consultants should regularly evaluate the effectiveness of AI solutions and make necessary adjustments.</text:span></text:p>
        </text:list-item>
        <text:list-item>
          <text:p text:style-name="P86"><text:span text:style-name="T8">It's important to </text:span><text:span text:style-name="Strong_20_Emphasis"><text:span text:style-name="T8">monitor the ethical implications</text:span></text:span><text:span text:style-name="T8"> of AI and ensure that the solutions remain aligned with the organization's values and legal requirements.</text:span></text:p>
        </text:list-item>
      </text:list>
      <text:p text:style-name="P4"/>
      <text:p text:style-name="P4"><text:soft-page-break/>********************************************************</text:p>
      <text:h text:style-name="P2" text:outline-level="2">Comparing and Contrasting the Two Articles</text:h>
      <text:p text:style-name="Text_20_body"><text:span text:style-name="Strong_20_Emphasis"><text:span text:style-name="T8">Article 1: </text:span></text:span><text:span text:style-name="Strong_20_Emphasis"><text:span text:style-name="T18">Bridging AI Technology and Business Strategy</text:span></text:span></text:p>
      <text:p text:style-name="Text_20_body"><text:span text:style-name="Strong_20_Emphasis"><text:span text:style-name="T8">Strengths:</text:span></text:span></text:p>
      <text:list text:style-name="L18">
        <text:list-item>
          <text:p text:style-name="P58">Provides a strong <text:span text:style-name="T31">foundation on the role of AI consultant</text:span>s. </text:p>
        </text:list-item>
        <text:list-item>
          <text:p text:style-name="P58">Effectively highlights the importance of <text:span text:style-name="T31">technical expertise and business acumen</text:span>. </text:p>
        </text:list-item>
        <text:list-item>
          <text:p text:style-name="P58">Offers <text:span text:style-name="T31">a clear and concise overview of key responsibilities</text:span>. </text:p>
        </text:list-item>
        <text:list-item>
          <text:p text:style-name="P59">Includes <text:span text:style-name="T31">compelling case studies</text:span> to illustrate the value of AI consultancy. </text:p>
        </text:list-item>
      </text:list>
      <text:p text:style-name="Text_20_body"><text:span text:style-name="Strong_20_Emphasis"><text:span text:style-name="T8">Weaknesses:</text:span></text:span></text:p>
      <text:list text:style-name="L19">
        <text:list-item>
          <text:p text:style-name="P60">Could be more specific about the practical challenges and solutions involved in AI implementation. ???</text:p>
        </text:list-item>
        <text:list-item>
          <text:p text:style-name="P61">The section on ethical AI could be expanded to provide more concrete examples and best practices. ???</text:p>
        </text:list-item>
      </text:list>
      <text:p text:style-name="Text_20_body"><text:span text:style-name="Strong_20_Emphasis"><text:span text:style-name="T8">Article 2: The Intersection of AI Technology and Business Strategy</text:span></text:span></text:p>
      <text:p text:style-name="Text_20_body"><text:span text:style-name="Strong_20_Emphasis"><text:span text:style-name="T8">Strengths:</text:span></text:span></text:p>
      <text:list text:style-name="L20">
        <text:list-item>
          <text:p text:style-name="P62">Offers a more in-depth analysis of the specific skills required for AI consultants. </text:p>
        </text:list-item>
        <text:list-item>
          <text:p text:style-name="P62">Provides a clear breakdown of the key responsibilities and their practical implications. </text:p>
        </text:list-item>
        <text:list-item>
          <text:p text:style-name="P62">Includes <text:span text:style-name="T31">a valuable section on ethical AI</text:span>, addressing its importance and specific considerations. </text:p>
        </text:list-item>
        <text:list-item>
          <text:p text:style-name="P63">Offers a comprehensive overview of the potential applications of AI across industries. </text:p>
        </text:list-item>
      </text:list>
      <text:p text:style-name="Text_20_body"><text:span text:style-name="Strong_20_Emphasis"><text:span text:style-name="T8">Weaknesses:</text:span></text:span></text:p>
      <text:list text:style-name="L21">
        <text:list-item>
          <text:p text:style-name="P64">Could be more focused on the strategic aspects of AI consultancy, rather than just the technical aspects. <text:span text:style-name="T39">+done!+</text:span></text:p>
        </text:list-item>
        <text:list-item>
          <text:p text:style-name="P65">The case studies could be expanded to provide more detailed examples of how AI consultants have added value to businesses. - <text:span text:style-name="T39">case studies</text:span></text:p>
        </text:list-item>
      </text:list>
      <text:p text:style-name="P15"><text:span text:style-name="Strong_20_Emphasis"><text:span text:style-name="T8"/></text:span></text:p>
      <text:p text:style-name="P15">Here are some specific instances where <text:span text:style-name="T31">Article 1</text:span> demonstrates a focus on strategic thinking:</text:p>
      <text:list text:style-name="L22">
        <text:list-item>
          <text:p text:style-name="P89"><text:soft-page-break/><text:span text:style-name="Strong_20_Emphasis"><text:span text:style-name="T8">Identifying </text:span></text:span><text:span text:style-name="Strong_20_Emphasis"><text:span text:style-name="T19">areas where AI can add the most value</text:span></text:span><text:span text:style-name="Strong_20_Emphasis"><text:span text:style-name="T8">:</text:span></text:span><text:span text:style-name="T8"> The article mentions the ability of AI consultants to "look at a company's operations holistically" and identify opportunities for AI implementation. This implies a strategic understanding of the business and its goals.</text:span></text:p>
        </text:list-item>
        <text:list-item>
          <text:p text:style-name="P89"><text:span text:style-name="Strong_20_Emphasis"><text:span text:style-name="T8">Aligning AI solutions with overarching strategic goals:</text:span></text:span><text:span text:style-name="T8"> The article discusses how AI consultants can connect AI capabilities with specific business needs, ensuring that </text:span><text:span text:style-name="T18">solutions are aligned</text:span><text:span text:style-name="T8"> with broader strategic objectives.</text:span></text:p>
        </text:list-item>
        <text:list-item>
          <text:p text:style-name="P88"><text:span text:style-name="Strong_20_Emphasis"><text:span text:style-name="T8">Positioning for long-term success:</text:span></text:span><text:span text:style-name="T8"> The case study of the </text:span><text:span text:style-name="T18">luxury retail brand</text:span><text:span text:style-name="T8"> highlights how AI can not only solve immediate problems but also position a business for long-term success.</text:span></text:p>
        </text:list-item>
      </text:list>
      <text:p text:style-name="Text_20_body"><text:span text:style-name="Strong_20_Emphasis"><text:span text:style-name="T8">However, the article could be strengthened by:</text:span></text:span></text:p>
      <text:list text:style-name="L23">
        <text:list-item>
          <text:p text:style-name="P91"><text:span text:style-name="Strong_20_Emphasis"><text:span text:style-name="T8">Providing more detailed examples</text:span></text:span><text:span text:style-name="T8"> of how AI consultants have helped businesses achieve strategic objectives.</text:span></text:p>
        </text:list-item>
        <text:list-item>
          <text:p text:style-name="P91"><text:span text:style-name="Strong_20_Emphasis"><text:span text:style-name="T8">Discussing specific frameworks or methodologies</text:span></text:span><text:span text:style-name="T8"> that AI consultants can use to identify strategic opportunities and align AI solutions with business goals.</text:span></text:p>
        </text:list-item>
        <text:list-item>
          <text:p text:style-name="P90"><text:span text:style-name="Strong_20_Emphasis"><text:span text:style-name="T8">Exploring the broader implications of AI on business strategy</text:span></text:span><text:span text:style-name="T8">, such as how AI can disrupt industries or create new business models.</text:span></text:p>
        </text:list-item>
      </text:list>
      <text:p text:style-name="P4">************************************************************</text:p>
      <text:p text:style-name="P4">Here are some frameworks and methodologies that AI consultants can use to identify strategic opportunities and align AI solutions with business goals:</text:p>
      <text:h text:style-name="Heading_20_3" text:outline-level="3"><text:span text:style-name="T7">1. </text:span><text:span text:style-name="Strong_20_Emphasis"><text:span text:style-name="T7">SWOT Analysis:</text:span></text:span></text:h>
      <text:list text:style-name="L24">
        <text:list-item>
          <text:p text:style-name="P93"><text:span text:style-name="Strong_20_Emphasis"><text:span text:style-name="T7">Strengths:</text:span></text:span><text:span text:style-name="T7"> Identify the organization's internal strengths, such as existing data, talent, or technological infrastructure.</text:span></text:p>
        </text:list-item>
        <text:list-item>
          <text:p text:style-name="P93"><text:span text:style-name="Strong_20_Emphasis"><text:span text:style-name="T7">Weaknesses:</text:span></text:span><text:span text:style-name="T7"> Identify areas where the organization may be lacking, such as data quality or technical expertise.</text:span></text:p>
        </text:list-item>
        <text:list-item>
          <text:p text:style-name="P93"><text:span text:style-name="Strong_20_Emphasis"><text:span text:style-name="T7">Opportunities:</text:span></text:span><text:span text:style-name="T7"> Explore external factors that can benefit the organization, such as market trends or technological advancements.</text:span></text:p>
        </text:list-item>
        <text:list-item>
          <text:p text:style-name="P92"><text:span text:style-name="Strong_20_Emphasis"><text:span text:style-name="T7">Threats:</text:span></text:span><text:span text:style-name="T7"> Identify potential risks or challenges that could hinder the organization's progress, such as competitive pressures or regulatory changes.</text:span></text:p>
        </text:list-item>
      </text:list>
      <text:h text:style-name="Heading_20_3" text:outline-level="3"><text:span text:style-name="T7">2. </text:span><text:span text:style-name="Strong_20_Emphasis"><text:span text:style-name="T7">Porter's Five Forces:</text:span></text:span></text:h>
      <text:list text:style-name="L25">
        <text:list-item>
          <text:p text:style-name="P95"><text:span text:style-name="Strong_20_Emphasis"><text:span text:style-name="T7">Industry Rivalry:</text:span></text:span><text:span text:style-name="T7"> Assess the intensity of competition within the industry.</text:span></text:p>
        </text:list-item>
        <text:list-item>
          <text:p text:style-name="P95"><text:span text:style-name="Strong_20_Emphasis"><text:span text:style-name="T7">Threat of New Entrants:</text:span></text:span><text:span text:style-name="T7"> Evaluate the potential for new competitors to enter the market.</text:span></text:p>
        </text:list-item>
        <text:list-item>
          <text:p text:style-name="P95"><text:span text:style-name="Strong_20_Emphasis"><text:span text:style-name="T7">Bargaining Power of Buyers:</text:span></text:span><text:span text:style-name="T7"> Analyze the power of customers to influence prices and terms.</text:span></text:p>
        </text:list-item>
        <text:list-item>
          <text:p text:style-name="P95"><text:soft-page-break/><text:span text:style-name="Strong_20_Emphasis"><text:span text:style-name="T7">Bargaining Power of Suppliers:</text:span></text:span><text:span text:style-name="T7"> Assess the power of suppliers to dictate terms and prices.</text:span></text:p>
        </text:list-item>
        <text:list-item>
          <text:p text:style-name="P94"><text:span text:style-name="Strong_20_Emphasis"><text:span text:style-name="T7">Threat of Substitute Products:</text:span></text:span><text:span text:style-name="T7"> Evaluate the availability of alternative products or services that could compete with the organization's offerings.</text:span></text:p>
        </text:list-item>
      </text:list>
      <text:h text:style-name="Heading_20_3" text:outline-level="3"><text:span text:style-name="T7">3. </text:span><text:span text:style-name="Strong_20_Emphasis"><text:span text:style-name="T7">Value Chain Analysis:</text:span></text:span></text:h>
      <text:list text:style-name="L26">
        <text:list-item>
          <text:p text:style-name="P97"><text:span text:style-name="Strong_20_Emphasis"><text:span text:style-name="T7">Primary Activities:</text:span></text:span><text:span text:style-name="T7"> Examine the core activities involved in creating and delivering the organization's products or services.</text:span></text:p>
        </text:list-item>
        <text:list-item>
          <text:p text:style-name="P97"><text:span text:style-name="Strong_20_Emphasis"><text:span text:style-name="T7">Support Activities:</text:span></text:span><text:span text:style-name="T7"> Assess the activities that support the primary activities, such as human resources, technology, and infrastructure.</text:span></text:p>
        </text:list-item>
        <text:list-item>
          <text:p text:style-name="P96"><text:span text:style-name="Strong_20_Emphasis"><text:span text:style-name="T7">Identify Opportunities:</text:span></text:span><text:span text:style-name="T7"> Determine where AI can add value to the value chain, such as improving efficiency, reducing costs, or enhancing customer experiences.</text:span></text:p>
        </text:list-item>
      </text:list>
      <text:h text:style-name="Heading_20_3" text:outline-level="3"><text:span text:style-name="T7">4. </text:span><text:span text:style-name="Strong_20_Emphasis"><text:span text:style-name="T7">Business Model Canvas:</text:span></text:span></text:h>
      <text:list text:style-name="L27">
        <text:list-item>
          <text:p text:style-name="P99"><text:span text:style-name="Strong_20_Emphasis"><text:span text:style-name="T7">Customer Segments:</text:span></text:span><text:span text:style-name="T7"> Define the organization's target customer segments.</text:span></text:p>
        </text:list-item>
        <text:list-item>
          <text:p text:style-name="P99"><text:span text:style-name="Strong_20_Emphasis"><text:span text:style-name="T7">Value Propositions:</text:span></text:span><text:span text:style-name="T7"> Identify the unique value that the organization offers to its customers.</text:span></text:p>
        </text:list-item>
        <text:list-item>
          <text:p text:style-name="P99"><text:span text:style-name="Strong_20_Emphasis"><text:span text:style-name="T7">Channels:</text:span></text:span><text:span text:style-name="T7"> Determine how the organization reaches its customers.</text:span></text:p>
        </text:list-item>
        <text:list-item>
          <text:p text:style-name="P99"><text:span text:style-name="Strong_20_Emphasis"><text:span text:style-name="T7">Customer Relationships:</text:span></text:span><text:span text:style-name="T7"> Define the type of relationship that the organization has with its customers.</text:span></text:p>
        </text:list-item>
        <text:list-item>
          <text:p text:style-name="P99"><text:span text:style-name="Strong_20_Emphasis"><text:span text:style-name="T7">Revenue Streams:</text:span></text:span><text:span text:style-name="T7"> Identify the sources of revenue for the organization.</text:span></text:p>
        </text:list-item>
        <text:list-item>
          <text:p text:style-name="P99"><text:span text:style-name="Strong_20_Emphasis"><text:span text:style-name="T7">Key Resources:</text:span></text:span><text:span text:style-name="T7"> Determine the essential resources required to operate the business.</text:span></text:p>
        </text:list-item>
        <text:list-item>
          <text:p text:style-name="P99"><text:span text:style-name="Strong_20_Emphasis"><text:span text:style-name="T7">Key Activities:</text:span></text:span><text:span text:style-name="T7"> Identify the core activities necessary to deliver the value proposition.</text:span></text:p>
        </text:list-item>
        <text:list-item>
          <text:p text:style-name="P98"><text:span text:style-name="Strong_20_Emphasis"><text:span text:style-name="T7">Cost Structure:</text:span></text:span><text:span text:style-name="T7"> Analyze the costs associated with operating the business.</text:span></text:p>
        </text:list-item>
      </text:list>
      <text:h text:style-name="Heading_20_3" text:outline-level="3"><text:span text:style-name="T7">5. </text:span><text:span text:style-name="Strong_20_Emphasis"><text:span text:style-name="T7">Scenario Planning:</text:span></text:span></text:h>
      <text:list text:style-name="L28">
        <text:list-item>
          <text:p text:style-name="P101"><text:span text:style-name="Strong_20_Emphasis"><text:span text:style-name="T7">Develop Scenarios:</text:span></text:span><text:span text:style-name="T7"> Create different potential future scenarios based on various factors, such as economic conditions, technological advancements, and industry trends.</text:span></text:p>
        </text:list-item>
        <text:list-item>
          <text:p text:style-name="P100"><text:span text:style-name="Strong_20_Emphasis"><text:span text:style-name="T7">Assess Implications:</text:span></text:span><text:span text:style-name="T7"> Evaluate the potential impact of each scenario on the organization's business strategy and identify opportunities for AI implementation.</text:span></text:p>
        </text:list-item>
      </text:list>
      <text:p text:style-name="P35">By using these frameworks, AI consultants can gain a deeper understanding of the organization's strategic landscape and identify areas where AI can deliver the most value.</text:p>
      <text:p text:style-name="P35"/>
      <text:p text:style-name="P37">************************************************************</text:p>
      <text:p text:style-name="P37">**********************************************************</text:p>
      <text:p text:style-name="P37">*************************************************************</text:p>
      <text:h text:style-name="P7" text:outline-level="3"><text:soft-page-break/>Website Plan: AI Consultancy for Business</text:h>
      <text:h text:style-name="Heading_20_4" text:outline-level="4"><text:span text:style-name="T8">1. </text:span><text:span text:style-name="Strong_20_Emphasis"><text:span text:style-name="T8">Homepage</text:span></text:span></text:h>
      <text:p text:style-name="Text_20_body"><text:span text:style-name="Strong_20_Emphasis"><text:span text:style-name="T8">Purpose:</text:span></text:span><text:span text:style-name="T8"> To provide a high-level overview of the consultancy’s services and core value proposition.</text:span></text:p>
      <text:list text:style-name="L29">
        <text:list-item>
          <text:p text:style-name="P103"><text:span text:style-name="Strong_20_Emphasis"><text:span text:style-name="T8">Header:</text:span></text:span><text:span text:style-name="T8"> Company name, navigation menu (About, Services, Key Responsibilities, Contact)</text:span></text:p>
        </text:list-item>
        <text:list-item>
          <text:p text:style-name="P103"><text:span text:style-name="Strong_20_Emphasis"><text:span text:style-name="T8">Hero Section:</text:span></text:span><text:span text:style-name="T8"> A large headline such as “Unlock the Power of AI for Your Business,” followed by a short description of how the consultancy helps businesses with tailored AI solutions. Call-to-action (CTA) button to schedule a consultation.</text:span></text:p>
        </text:list-item>
        <text:list-item>
          <text:p text:style-name="P103"><text:span text:style-name="Strong_20_Emphasis"><text:span text:style-name="T8">Overview Section:</text:span></text:span><text:span text:style-name="T8"> A brief description of the AI consultancy, its expertise, and approach to aligning AI with business goals.</text:span></text:p>
        </text:list-item>
        <text:list-item>
          <text:p text:style-name="P103"><text:span text:style-name="Strong_20_Emphasis"><text:span text:style-name="T8">Key Stats:</text:span></text:span><text:span text:style-name="T8"> Short, bold metrics showing previous success (e.g., “25+ Successful AI Implementations”)</text:span></text:p>
        </text:list-item>
        <text:list-item>
          <text:p text:style-name="P102"><text:span text:style-name="Strong_20_Emphasis"><text:span text:style-name="T8">CTA Footer:</text:span></text:span><text:span text:style-name="T8"> Quick form or button to contact the consultancy.</text:span></text:p>
        </text:list-item>
      </text:list>
      <text:h text:style-name="Heading_20_4" text:outline-level="4"><text:span text:style-name="T8">2. </text:span><text:span text:style-name="Strong_20_Emphasis"><text:span text:style-name="T8">About Page</text:span></text:span></text:h>
      <text:p text:style-name="Text_20_body"><text:span text:style-name="Strong_20_Emphasis"><text:span text:style-name="T8">Purpose:</text:span></text:span><text:span text:style-name="T8"> To introduce the consultancy and its team.</text:span></text:p>
      <text:list text:style-name="L30">
        <text:list-item>
          <text:p text:style-name="P105"><text:span text:style-name="Strong_20_Emphasis"><text:span text:style-name="T8">Introduction Section:</text:span></text:span><text:span text:style-name="T8"> Describe the firm’s mission and its experience in AI consultancy.</text:span></text:p>
        </text:list-item>
        <text:list-item>
          <text:p text:style-name="P105"><text:span text:style-name="Strong_20_Emphasis"><text:span text:style-name="T8">Team Section:</text:span></text:span><text:span text:style-name="T8"> Photos and short bios of key team members, emphasizing their expertise in AI and business strategy.</text:span></text:p>
        </text:list-item>
        <text:list-item>
          <text:p text:style-name="P104"><text:span text:style-name="Strong_20_Emphasis"><text:span text:style-name="T8">Why Choose Us:</text:span></text:span><text:span text:style-name="T8"> Bulleted list highlighting unique aspects of the consultancy, such as a focus on tailored AI solutions and responsible AI adoption.</text:span></text:p>
        </text:list-item>
      </text:list>
      <text:h text:style-name="Heading_20_4" text:outline-level="4"><text:span text:style-name="T8">3. </text:span><text:span text:style-name="Strong_20_Emphasis"><text:span text:style-name="T8">Services Page</text:span></text:span></text:h>
      <text:p text:style-name="Text_20_body"><text:span text:style-name="Strong_20_Emphasis"><text:span text:style-name="T8">Purpose:</text:span></text:span><text:span text:style-name="T8"> To showcase the specific services provided, each related to AI consultancy.</text:span></text:p>
      <text:list text:style-name="L31">
        <text:list-item>
          <text:p text:style-name="P107"><text:span text:style-name="Strong_20_Emphasis"><text:span text:style-name="T8">Service Sections:</text:span></text:span></text:p>
          <text:list>
            <text:list-item>
              <text:p text:style-name="P107"><text:span text:style-name="Strong_20_Emphasis"><text:span text:style-name="T8">Business Needs Assessment</text:span></text:span><text:span text:style-name="T8"><text:line-break/></text:span><text:span text:style-name="Emphasis"><text:span text:style-name="T8">Description:</text:span></text:span><text:span text:style-name="T8"> A detailed explanation of how the consultancy helps assess AI's role in achieving strategic business goals.</text:span></text:p>
            </text:list-item>
            <text:list-item>
              <text:p text:style-name="P107"><text:span text:style-name="Strong_20_Emphasis"><text:span text:style-name="T8">AI Solution Design &amp; Implementation</text:span></text:span><text:span text:style-name="T8"><text:line-break/></text:span><text:span text:style-name="Emphasis"><text:span text:style-name="T8">Description:</text:span></text:span><text:span text:style-name="T8"> Designing AI solutions tailored to client needs, focusing on both technical and business aspects.</text:span></text:p>
            </text:list-item>
            <text:list-item>
              <text:p text:style-name="P107"><text:soft-page-break/><text:span text:style-name="Strong_20_Emphasis"><text:span text:style-name="T8">Stakeholder &amp; Change Management</text:span></text:span><text:span text:style-name="T8"><text:line-break/></text:span><text:span text:style-name="Emphasis"><text:span text:style-name="T8">Description:</text:span></text:span><text:span text:style-name="T8"> Strategies to gain senior leadership buy-in and manage AI adoption processes.</text:span></text:p>
            </text:list-item>
            <text:list-item>
              <text:p text:style-name="P107"><text:span text:style-name="Strong_20_Emphasis"><text:span text:style-name="T8">Ethical AI Consulting</text:span></text:span><text:span text:style-name="T8"><text:line-break/></text:span><text:span text:style-name="Emphasis"><text:span text:style-name="T8">Description:</text:span></text:span><text:span text:style-name="T8"> Guidance on how to ensure AI is used ethically and responsibly.</text:span></text:p>
            </text:list-item>
          </text:list>
        </text:list-item>
        <text:list-item>
          <text:p text:style-name="P106"><text:span text:style-name="Strong_20_Emphasis"><text:span text:style-name="T8">Each section will include:</text:span></text:span><text:span text:style-name="T8"> A brief description, a graphic icon or image, and a link to schedule a consultation or download a service brochure.</text:span></text:p>
        </text:list-item>
      </text:list>
      <text:h text:style-name="Heading_20_4" text:outline-level="4"><text:span text:style-name="T8">4. </text:span><text:span text:style-name="Strong_20_Emphasis"><text:span text:style-name="T8">Key Responsibilities Page</text:span></text:span></text:h>
      <text:p text:style-name="Text_20_body"><text:span text:style-name="Strong_20_Emphasis"><text:span text:style-name="T8">Purpose:</text:span></text:span><text:span text:style-name="T8"> To detail the consultancy’s key responsibilities in AI projects.</text:span></text:p>
      <text:list text:style-name="L32">
        <text:list-item>
          <text:p text:style-name="P109"><text:span text:style-name="Strong_20_Emphasis"><text:span text:style-name="T8">Responsibility Sections:</text:span></text:span></text:p>
          <text:list>
            <text:list-item>
              <text:p text:style-name="P109"><text:span text:style-name="Strong_20_Emphasis"><text:span text:style-name="T8">Business Needs Assessment:</text:span></text:span><text:span text:style-name="T8"> Emphasize the importance of understanding business requirements for successful AI adoption.</text:span></text:p>
            </text:list-item>
            <text:list-item>
              <text:p text:style-name="P109"><text:span text:style-name="Strong_20_Emphasis"><text:span text:style-name="T8">Stakeholder Management:</text:span></text:span><text:span text:style-name="T8"> Focus on aligning leadership and maintaining organizational support.</text:span></text:p>
            </text:list-item>
            <text:list-item>
              <text:p text:style-name="P109"><text:span text:style-name="Strong_20_Emphasis"><text:span text:style-name="T8">Solution Design:</text:span></text:span><text:span text:style-name="T8"> Explain the process of translating business needs into technical AI solutions.</text:span></text:p>
            </text:list-item>
            <text:list-item>
              <text:p text:style-name="P109"><text:span text:style-name="Strong_20_Emphasis"><text:span text:style-name="T8">AI Adoption &amp; Change Management:</text:span></text:span><text:span text:style-name="T8"> Cover how to manage resistance and ensure user-centric adoption.</text:span></text:p>
            </text:list-item>
            <text:list-item>
              <text:p text:style-name="P109"><text:span text:style-name="Strong_20_Emphasis"><text:span text:style-name="T8">Ethical AI:</text:span></text:span><text:span text:style-name="T8"> Provide a brief on integrating ethical standards and governance into AI initiatives.</text:span></text:p>
            </text:list-item>
          </text:list>
        </text:list-item>
        <text:list-item>
          <text:p text:style-name="P108"><text:span text:style-name="Strong_20_Emphasis"><text:span text:style-name="T8">Layout:</text:span></text:span><text:span text:style-name="T8"> Each responsibility will have a title, brief explanation, and an accompanying icon or diagram.</text:span></text:p>
        </text:list-item>
      </text:list>
      <text:h text:style-name="Heading_20_4" text:outline-level="4"><text:span text:style-name="T8">5. </text:span><text:span text:style-name="Strong_20_Emphasis"><text:span text:style-name="T8">Contact Page</text:span></text:span></text:h>
      <text:p text:style-name="Text_20_body"><text:span text:style-name="Strong_20_Emphasis"><text:span text:style-name="T8">Purpose:</text:span></text:span><text:span text:style-name="T8"> To provide easy ways for potential clients to get in touch.</text:span></text:p>
      <text:list text:style-name="L33">
        <text:list-item>
          <text:p text:style-name="P111"><text:span text:style-name="Strong_20_Emphasis"><text:span text:style-name="T8">Contact Form:</text:span></text:span><text:span text:style-name="T8"> Basic fields for name, email, company, and message.</text:span></text:p>
        </text:list-item>
        <text:list-item>
          <text:p text:style-name="P111"><text:span text:style-name="Strong_20_Emphasis"><text:span text:style-name="T8">Company Address and Phone Number</text:span></text:span></text:p>
        </text:list-item>
        <text:list-item>
          <text:p text:style-name="P110"><text:span text:style-name="Strong_20_Emphasis"><text:span text:style-name="T8">Map Section:</text:span></text:span><text:span text:style-name="T8"> Embedded Google Map of the consultancy’s office location (if relevant).</text:span></text:p>
        </text:list-item>
      </text:list>
      <text:h text:style-name="Heading_20_4" text:outline-level="4"><text:span text:style-name="T8">6. </text:span><text:span text:style-name="Strong_20_Emphasis"><text:span text:style-name="T8">Footer (Global across pages)</text:span></text:span></text:h>
      <text:list text:style-name="L34">
        <text:list-item>
          <text:p text:style-name="P113"><text:span text:style-name="Strong_20_Emphasis"><text:span text:style-name="T8">Quick Links:</text:span></text:span><text:span text:style-name="T8"> Shortcuts to all pages (Home, About, Services, Key Responsibilities, Contact)</text:span></text:p>
        </text:list-item>
        <text:list-item>
          <text:p text:style-name="P113"><text:span text:style-name="Strong_20_Emphasis"><text:span text:style-name="T8">Social Media Links:</text:span></text:span><text:span text:style-name="T8"> Icons linking to LinkedIn, Twitter, etc.</text:span></text:p>
        </text:list-item>
        <text:list-item>
          <text:p text:style-name="P112"><text:soft-page-break/><text:span text:style-name="Strong_20_Emphasis"><text:span text:style-name="T8">Newsletter Signup:</text:span></text:span><text:span text:style-name="T8"> Small form for users to subscribe to AI updates or newsletters.</text:span></text:p>
        </text:list-item>
      </text:list>
      <text:p text:style-name="P1"/>
      <text:p text:style-name="Text_20_body"><text:span text:style-name="Strong_20_Emphasis"><text:span text:style-name="T8">Design Style:</text:span></text:span></text:p>
      <text:list text:style-name="L35">
        <text:list-item>
          <text:p text:style-name="P115"><text:span text:style-name="Strong_20_Emphasis"><text:span text:style-name="T8">Colors:</text:span></text:span><text:span text:style-name="T8"> Professional and modern (blues, whites, and greys).</text:span></text:p>
        </text:list-item>
        <text:list-item>
          <text:p text:style-name="P115"><text:span text:style-name="Strong_20_Emphasis"><text:span text:style-name="T8">Fonts:</text:span></text:span><text:span text:style-name="T8"> Clean and readable (e.g., sans-serif like Roboto or Open Sans).</text:span></text:p>
        </text:list-item>
        <text:list-item>
          <text:p text:style-name="P114"><text:span text:style-name="Strong_20_Emphasis"><text:span text:style-name="T8">Imagery:</text:span></text:span><text:span text:style-name="T8"> Minimalist, with relevant AI-related icons or abstract digital illustrations.</text:span></text:p>
        </text:list-item>
      </text:list>
      <text:p text:style-name="P15">This layout emphasizes clarity and professionalism, aimed at attracting business leaders looking to adopt AI strategically.</text:p>
      <text:p text:style-name="P8">***********************************************************</text:p>
      <text:p text:style-name="P8">***********************************************************</text:p>
      <text:p text:style-name="P8">**********************************************************</text:p>
      <text:h text:style-name="P7" text:outline-level="3">Website Plan: Personal AI Consultancy for Business</text:h>
      <text:h text:style-name="Heading_20_4" text:outline-level="4"><text:span text:style-name="T8">1. </text:span><text:span text:style-name="Strong_20_Emphasis"><text:span text:style-name="T8">Homepage</text:span></text:span></text:h>
      <text:p text:style-name="Text_20_body"><text:span text:style-name="Strong_20_Emphasis"><text:span text:style-name="T8">Purpose:</text:span></text:span><text:span text:style-name="T8"> Introduce yourself as an AI consultant and provide an overview of the educational content.</text:span></text:p>
      <text:list text:style-name="L36">
        <text:list-item>
          <text:p text:style-name="P117"><text:span text:style-name="Strong_20_Emphasis"><text:span text:style-name="T8">Header:</text:span></text:span><text:span text:style-name="T8"> Your name, navigation menu (About, AI Consultancy, Key Responsibilities, Contact).</text:span></text:p>
        </text:list-item>
        <text:list-item>
          <text:p text:style-name="P117"><text:span text:style-name="Strong_20_Emphasis"><text:span text:style-name="T8">Hero Section:</text:span></text:span><text:span text:style-name="T8"> A headline like “AI Consultancy for Business: Empowering Leaders to Navigate AI Solutions.” A brief introduction to yourself as a consultant with expertise in AI adoption for business needs. Include a call-to-action (e.g., “Learn More” button linking to the AI Consultancy page).</text:span></text:p>
        </text:list-item>
        <text:list-item>
          <text:p text:style-name="P117"><text:span text:style-name="Strong_20_Emphasis"><text:span text:style-name="T8">Brief Overview:</text:span></text:span><text:span text:style-name="T8"> A short paragraph explaining your experience and focus on educating business leaders about the practical, ethical, and strategic aspects of AI.</text:span></text:p>
        </text:list-item>
        <text:list-item>
          <text:p text:style-name="P116"><text:span text:style-name="Strong_20_Emphasis"><text:span text:style-name="T8">LinkedIn Badge:</text:span></text:span><text:span text:style-name="T8"> Small, subtle LinkedIn icon that links directly to your personal profile.</text:span></text:p>
        </text:list-item>
      </text:list>
      <text:h text:style-name="Heading_20_4" text:outline-level="4"><text:span text:style-name="T8">2. </text:span><text:span text:style-name="Strong_20_Emphasis"><text:span text:style-name="T8">About Page</text:span></text:span></text:h>
      <text:p text:style-name="Text_20_body"><text:span text:style-name="Strong_20_Emphasis"><text:span text:style-name="T8">Purpose:</text:span></text:span><text:span text:style-name="T8"> To provide a personal introduction and background about your AI consultancy.</text:span></text:p>
      <text:list text:style-name="L37">
        <text:list-item>
          <text:p text:style-name="P119"><text:soft-page-break/><text:span text:style-name="Strong_20_Emphasis"><text:span text:style-name="T8">Personal Introduction:</text:span></text:span><text:span text:style-name="T8"> A narrative description of your background, your journey in AI, and your passion for helping businesses leverage AI ethically and strategically.</text:span></text:p>
        </text:list-item>
        <text:list-item>
          <text:p text:style-name="P119"><text:span text:style-name="Strong_20_Emphasis"><text:span text:style-name="T8">Your Approach:</text:span></text:span><text:span text:style-name="T8"> An explanation of your educational approach, focusing on why understanding AI's business applications is essential for leaders.</text:span></text:p>
        </text:list-item>
        <text:list-item>
          <text:p text:style-name="P118"><text:span text:style-name="Strong_20_Emphasis"><text:span text:style-name="T8">Why AI Matters for Business:</text:span></text:span><text:span text:style-name="T8"> A short section on the importance of AI adoption, aligned with long-term business goals.</text:span></text:p>
        </text:list-item>
      </text:list>
      <text:h text:style-name="Heading_20_4" text:outline-level="4"><text:span text:style-name="T8">3. </text:span><text:span text:style-name="Strong_20_Emphasis"><text:span text:style-name="T8">AI Consultancy Page</text:span></text:span></text:h>
      <text:p text:style-name="Text_20_body"><text:span text:style-name="Strong_20_Emphasis"><text:span text:style-name="T8">Purpose:</text:span></text:span><text:span text:style-name="T8"> Provide educational insights into the role of AI consultancy.</text:span></text:p>
      <text:list text:style-name="L38">
        <text:list-item>
          <text:p text:style-name="P121"><text:span text:style-name="Strong_20_Emphasis"><text:span text:style-name="T8">Section 1: What is AI Consultancy?</text:span></text:span><text:span text:style-name="T8"><text:line-break/>Explain the basics of AI consultancy and why businesses should consider adopting AI solutions.</text:span></text:p>
        </text:list-item>
        <text:list-item>
          <text:p text:style-name="P121"><text:span text:style-name="Strong_20_Emphasis"><text:span text:style-name="T8">Section 2: Practical AI Solutions for Business Needs</text:span></text:span><text:span text:style-name="T8"><text:line-break/>A breakdown of how AI can be applied in various business contexts, with examples of common use cases (e.g., automation, predictive analytics).</text:span></text:p>
        </text:list-item>
        <text:list-item>
          <text:p text:style-name="P121"><text:span text:style-name="Strong_20_Emphasis"><text:span text:style-name="T8">Section 3: Ethical Considerations in AI</text:span></text:span><text:span text:style-name="T8"><text:line-break/>Dive into responsible AI practices, ethics, and the importance of governance in AI applications.</text:span></text:p>
        </text:list-item>
        <text:list-item>
          <text:p text:style-name="P120"><text:span text:style-name="Strong_20_Emphasis"><text:span text:style-name="T8">Call-to-Action:</text:span></text:span><text:span text:style-name="T8"> Suggest readers can contact you for further discussions or educational resources (directing to the Contact page).</text:span></text:p>
        </text:list-item>
      </text:list>
      <text:h text:style-name="Heading_20_4" text:outline-level="4"><text:span text:style-name="T8">4. </text:span><text:span text:style-name="Strong_20_Emphasis"><text:span text:style-name="T8">Key Responsibilities Page</text:span></text:span></text:h>
      <text:p text:style-name="Text_20_body"><text:span text:style-name="Strong_20_Emphasis"><text:span text:style-name="T8">Purpose:</text:span></text:span><text:span text:style-name="T8"> To outline your role as an AI consultant and explain the key responsibilities involved in AI projects.</text:span></text:p>
      <text:list text:style-name="L39">
        <text:list-item>
          <text:p text:style-name="P123"><text:span text:style-name="Strong_20_Emphasis"><text:span text:style-name="T8">Business Needs Assessment (Priority #1):</text:span></text:span><text:span text:style-name="T8"><text:line-break/>Explain why understanding business needs is the foundation for AI initiatives, emphasizing the value of alignment with strategic business goals.</text:span></text:p>
        </text:list-item>
        <text:list-item>
          <text:p text:style-name="P123"><text:span text:style-name="Strong_20_Emphasis"><text:span text:style-name="T8">Stakeholder Management:</text:span></text:span><text:span text:style-name="T8"><text:line-break/>Describe how to engage senior leadership and get support for AI projects, covering techniques for securing buy-in and aligning organizational resources.</text:span></text:p>
        </text:list-item>
        <text:list-item>
          <text:p text:style-name="P123"><text:span text:style-name="Strong_20_Emphasis"><text:span text:style-name="T8">AI Solution Design:</text:span></text:span><text:span text:style-name="T8"><text:line-break/>Outline the process of designing AI solutions that translate business requirements into technical specifications, ensuring the right approach for implementation.</text:span></text:p>
        </text:list-item>
        <text:list-item>
          <text:p text:style-name="P123"><text:soft-page-break/><text:span text:style-name="Strong_20_Emphasis"><text:span text:style-name="T8">AI Adoption &amp; Change Management:</text:span></text:span><text:span text:style-name="T8"><text:line-break/>Discuss the importance of driving user-centric AI adoption, overcoming resistance, and ensuring the successful use of AI in the long term.</text:span></text:p>
        </text:list-item>
        <text:list-item>
          <text:p text:style-name="P122"><text:span text:style-name="Strong_20_Emphasis"><text:span text:style-name="T8">Ethical AI:</text:span></text:span><text:span text:style-name="T8"><text:line-break/>Highlight ethical considerations and how you ensure adherence to guidelines and governance throughout AI project lifecycles.</text:span></text:p>
        </text:list-item>
      </text:list>
      <text:h text:style-name="Heading_20_4" text:outline-level="4"><text:span text:style-name="T8">5. </text:span><text:span text:style-name="Strong_20_Emphasis"><text:span text:style-name="T8">Contact Page</text:span></text:span></text:h>
      <text:p text:style-name="Text_20_body"><text:span text:style-name="Strong_20_Emphasis"><text:span text:style-name="T8">Purpose:</text:span></text:span><text:span text:style-name="T8"> A way for visitors to reach out to you for consultations or more information.</text:span></text:p>
      <text:list text:style-name="L40">
        <text:list-item>
          <text:p text:style-name="P125"><text:span text:style-name="Strong_20_Emphasis"><text:span text:style-name="T8">Contact Form:</text:span></text:span><text:span text:style-name="T8"> Simple form for name, email, and message.</text:span></text:p>
        </text:list-item>
        <text:list-item>
          <text:p text:style-name="P124"><text:span text:style-name="Strong_20_Emphasis"><text:span text:style-name="T8">Your LinkedIn Profile:</text:span></text:span><text:span text:style-name="T8"> Link to your LinkedIn for further professional connection.</text:span></text:p>
        </text:list-item>
      </text:list>
      <text:h text:style-name="Heading_20_4" text:outline-level="4"><text:span text:style-name="T8">6. </text:span><text:span text:style-name="Strong_20_Emphasis"><text:span text:style-name="T8">Footer (Global across pages)</text:span></text:span></text:h>
      <text:list text:style-name="L41">
        <text:list-item>
          <text:p text:style-name="P127"><text:span text:style-name="Strong_20_Emphasis"><text:span text:style-name="T8">Quick Links:</text:span></text:span><text:span text:style-name="T8"> Navigation to all major sections (Home, About, AI Consultancy, Key Responsibilities, Contact).</text:span></text:p>
        </text:list-item>
        <text:list-item>
          <text:p text:style-name="P126"><text:span text:style-name="Strong_20_Emphasis"><text:span text:style-name="T8">LinkedIn Badge:</text:span></text:span><text:span text:style-name="T8"> A small, consistent link to your LinkedIn profile.</text:span></text:p>
        </text:list-item>
      </text:list>
      <text:p text:style-name="P1"/>
      <text:p text:style-name="P12"><text:span text:style-name="Strong_20_Emphasis"><text:span text:style-name="T39">**********************************************************</text:span></text:span></text:p>
      <text:p text:style-name="P12"><text:span text:style-name="Strong_20_Emphasis"><text:span text:style-name="T39">********************************************************<text:line-break/>**********************************************************</text:span></text:span></text:p>
      <text:p text:style-name="P18"><text:span text:style-name="Strong_20_Emphasis"><text:span text:style-name="T22">Claude vs GPT4o:</text:span></text:span></text:p>
      <text:h text:style-name="P17" text:outline-level="1"><text:span text:style-name="Strong_20_Emphasis"><text:span text:style-name="T22">The AI Revolution: How Consultants Are Guiding Businesses Through the Generative AI Landscape</text:span></text:span></text:h>
      <text:p text:style-name="P15">In the ever-evolving world of technology, artificial intelligence (AI) continues to push the boundaries of what's possible. As we navigate through 2024, one trend stands out above the rest: generative AI. This groundbreaking technology is not just transforming industries; it's redefining the very nature of creativity and productivity in the corporate world. For the discerning business leader, understanding and leveraging this trend is not just an option—it's a necessity.</text:p>
      <text:h text:style-name="P20" text:outline-level="2"><text:soft-page-break/>The Generative AI Boom</text:h>
      <text:p text:style-name="P15">Generative AI, epitomized by models like GPT-4 and DALL-E 3, has moved beyond mere novelty to become a cornerstone of innovation across sectors. These systems can create human-like text, generate images from descriptions, and even code complex software applications. The implications for businesses are profound:</text:p>
      <text:list text:style-name="L42">
        <text:list-item>
          <text:p text:style-name="P129"><text:span text:style-name="Strong_20_Emphasis"><text:span text:style-name="T8">Content Creation at Scale</text:span></text:span><text:span text:style-name="T8">: Marketing departments can now produce vast amounts of tailored content, from ad copy to full-fledged articles, in a fraction of the time it once took. </text:span></text:p>
        </text:list-item>
        <text:list-item>
          <text:p text:style-name="P129"><text:span text:style-name="Strong_20_Emphasis"><text:span text:style-name="T8">Product Design Revolution</text:span></text:span><text:span text:style-name="T8">: Designers are using AI to generate and iterate on product concepts at unprecedented speeds, dramatically shortening the time-to-market for new offerings. </text:span></text:p>
        </text:list-item>
        <text:list-item>
          <text:p text:style-name="P129"><text:span text:style-name="Strong_20_Emphasis"><text:span text:style-name="T8">Code Generation</text:span></text:span><text:span text:style-name="T8">: Software development cycles are being compressed as AI assists in writing boilerplate code, allowing developers to focus on higher-level architecture and innovation. </text:span></text:p>
        </text:list-item>
        <text:list-item>
          <text:p text:style-name="P128"><text:span text:style-name="Strong_20_Emphasis"><text:span text:style-name="T8">Customer Service Enhancement</text:span></text:span><text:span text:style-name="T8">: AI-powered chatbots have evolved to handle complex queries, providing 24/7 support that rivals human interactions in quality and efficiency. </text:span></text:p>
        </text:list-item>
      </text:list>
      <text:h text:style-name="P20" text:outline-level="2">The Role of AI Consultants</text:h>
      <text:p text:style-name="P15">As the potential of generative AI becomes clear, so does the complexity of its implementation. This is where AI consultants come into play. These specialists are not just tech-savvy individuals; they are strategic partners who can bridge the gap between cutting-edge AI capabilities and practical business applications.</text:p>
      <text:h text:style-name="P6" text:outline-level="3">Strategic Integration</text:h>
      <text:p text:style-name="P15">AI consultants help businesses identify where and how to integrate generative AI into existing workflows. They conduct thorough analyses of current processes, pinpointing areas where AI can provide the most significant impact. This strategic approach ensures that AI adoption aligns with overall business objectives, rather than being a mere technological add-on.</text:p>
      <text:h text:style-name="P6" text:outline-level="3">Customization and Development</text:h>
      <text:p text:style-name="P15">Off-the-shelf AI solutions rarely fit perfectly into a company's ecosystem. AI consultants work to customize and fine-tune generative models to suit specific business needs. This might involve training models on proprietary data sets or developing bespoke AI applications that address unique challenges within an organization.</text:p>
      <text:h text:style-name="P6" text:outline-level="3"><text:soft-page-break/>Ethical and Legal Navigation</text:h>
      <text:p text:style-name="P15">The rapid advancement of AI brings with it a host of ethical and legal considerations. AI consultants are well-versed in the latest regulations surrounding AI use, from data privacy concerns to intellectual property rights. They guide businesses through the potential pitfalls, ensuring compliance and ethical implementation of AI technologies.</text:p>
      <text:h text:style-name="P6" text:outline-level="3">Change Management</text:h>
      <text:p text:style-name="P15">Introducing AI into an organization is as much about people as it is about technology. AI consultants facilitate smooth transitions by developing change management strategies, training programs, and communication plans. This holistic approach helps to alleviate fears about job displacement and fosters a culture of AI adoption throughout the organization.</text:p>
      <text:h text:style-name="P6" text:outline-level="3">ROI Optimization</text:h>
      <text:p text:style-name="P15">For the C-suite, the bottom line is always a primary concern. AI consultants provide robust frameworks for measuring the return on investment of AI initiatives. They help set realistic expectations and develop metrics that accurately capture the value generated by AI implementation, from cost savings to new revenue streams.</text:p>
      <text:h text:style-name="P20" text:outline-level="2">The Future of Business is AI-Driven</text:h>
      <text:p text:style-name="P15">As we look to the horizon, it's clear that generative AI is not just another technological fad—it's the foundation upon which the next generation of business innovation will be built. Forward-thinking leaders are already partnering with AI consultants to stay ahead of the curve, turning potential disruptions into opportunities for growth and competitive advantage.</text:p>
      <text:p text:style-name="P15">In this new era, the question is no longer whether to adopt AI, but how to do so most effectively. As generative AI continues to evolve at a breakneck pace, the guidance of experienced AI consultants will be invaluable. They are the navigators in this complex technological landscape, helping businesses chart a course towards a future where AI is not just a tool, but a fundamental aspect of corporate strategy and operations.</text:p>
      <text:p text:style-name="P15">The businesses that thrive in the coming years will be those that embrace this AI-driven future, guided by the expertise of consultants who understand both the technological intricacies and the broader business implications of this revolutionary technology. In the high-stakes world of modern business, AI consultancy is not just a service—it's a critical partnership for success in the age of generative AI.</text:p>
      <text:h text:style-name="P43" text:outline-level="2"><text:soft-page-break/><text:span text:style-name="Strong_20_Emphasis"><text:span text:style-name="T54">Summary: The AI Revolution and the Role of Consultants</text:span></text:span></text:h>
      <text:p text:style-name="P141"><text:span text:style-name="Strong_20_Emphasis"><text:span text:style-name="T61">Generative AI</text:span></text:span><text:span text:style-name="T61"> is rapidly transforming various industries. From content creation to product design and software development, its capabilities are far-reaching. Businesses that can effectively leverage this technology are poised for significant growth.</text:span></text:p>
      <text:p text:style-name="P141"><text:span text:style-name="Strong_20_Emphasis"><text:span text:style-name="T61">AI consultants</text:span></text:span><text:span text:style-name="T61"> play a pivotal role in guiding businesses through the complexities of AI implementation. They offer strategic guidance, help customize AI solutions, address ethical and legal concerns, and facilitate change management. Ultimately, their goal is to ensure that businesses can maximize the ROI of their AI investments.</text:span></text:p>
      <text:p text:style-name="P139">In the future, AI will be a core component of business operations. Businesses that partner with AI consultants will be better equipped to navigate this new landscape and achieve long-term success.</text:p>
      <text:p text:style-name="P18"><text:span text:style-name="Strong_20_Emphasis"><text:span text:style-name="T12"/></text:span></text:p>
      <text:p text:style-name="P18"><text:span text:style-name="Strong_20_Emphasis"><text:span text:style-name="T26">vs</text:span></text:span></text:p>
      <text:p text:style-name="P18"><text:span text:style-name="Strong_20_Emphasis"><text:span text:style-name="T39">The Next Frontier in Business: How AI Consultants Help Corporations Harness Emerging Trends Like Generative AI</text:span></text:span></text:p>
      <text:p text:style-name="Text_20_body"><text:span text:style-name="T8">Artificial intelligence (AI) has already reshaped industries from finance to healthcare, but the next wave of AI advancements—such as </text:span><text:span text:style-name="Strong_20_Emphasis"><text:span text:style-name="T8">generative AI</text:span></text:span><text:span text:style-name="T8">—promises to unlock even greater possibilities for businesses. As global corporations explore how AI can transform everything from product development to customer interaction, the demand for expertise in navigating these innovations has never been higher. This is where </text:span><text:span text:style-name="Strong_20_Emphasis"><text:span text:style-name="T8">AI consultants</text:span></text:span><text:span text:style-name="T8"> step in, offering a critical bridge between the complexity of AI technologies and their practical business applications.</text:span></text:p>
      <text:p text:style-name="P15">For seasoned business leaders looking to gain an edge, the question is not whether to adopt AI but how to do it effectively. Generative AI, autonomous systems, and AI-driven analytics are rapidly evolving, with new applications emerging at breakneck speed. However, to capture the full potential of these tools, businesses must integrate them into their existing strategies—an area where expert AI consultancy becomes essential.</text:p>
      <text:h text:style-name="P6" text:outline-level="3">The Rise of Generative AI: A Game-Changer for Industries</text:h>
      <text:p text:style-name="Text_20_body"><text:span text:style-name="T8">Among the most transformative trends in AI today is </text:span><text:span text:style-name="Strong_20_Emphasis"><text:span text:style-name="T8">generative AI</text:span></text:span><text:span text:style-name="T8">. Unlike traditional AI, which is primarily designed to automate tasks or make predictions based on existing data, generative AI goes a step further by creating entirely new </text:span><text:soft-page-break/><text:span text:style-name="T8">content, from text and images to music and even software code. The potential applications are enormous:</text:span></text:p>
      <text:list text:style-name="L43">
        <text:list-item>
          <text:p text:style-name="P131"><text:span text:style-name="Strong_20_Emphasis"><text:span text:style-name="T8">Marketing and Content Creation</text:span></text:span><text:span text:style-name="T8">: Generative AI can produce marketing copy, social media posts, and even fully designed digital ads at scale. This reduces the time and cost of content creation while maintaining a high level of personalization.</text:span></text:p>
        </text:list-item>
        <text:list-item>
          <text:p text:style-name="P131"><text:span text:style-name="Strong_20_Emphasis"><text:span text:style-name="T8">Product Design</text:span></text:span><text:span text:style-name="T8">: In industries like fashion or automotive, generative AI can help design new products by generating multiple iterations based on specific criteria. This enables faster prototyping and more innovative designs.</text:span></text:p>
        </text:list-item>
        <text:list-item>
          <text:p text:style-name="P130"><text:span text:style-name="Strong_20_Emphasis"><text:span text:style-name="T8">R&amp;D</text:span></text:span><text:span text:style-name="T8">: In pharmaceuticals or tech, generative AI can analyze vast data sets and propose new drug formulations or algorithmic improvements, drastically cutting down research time.</text:span></text:p>
        </text:list-item>
      </text:list>
      <text:p text:style-name="P15">For a luxury brand or a tech titan, generative AI can be a powerful tool for scaling creativity, automating routine work, and shortening time to market. However, the technology’s complexity means that extracting its full value requires strategic guidance—something an AI consultant can provide.</text:p>
      <text:h text:style-name="P6" text:outline-level="3">How AI Consultants Help Businesses Harness Generative AI</text:h>
      <text:list text:style-name="L44">
        <text:list-item>
          <text:p text:style-name="P132"><text:span text:style-name="Strong_20_Emphasis"><text:span text:style-name="T8">Identifying High-Impact Use Cases</text:span></text:span></text:p>
        </text:list-item>
      </text:list>
      <text:p text:style-name="P15">AI consultants play a pivotal role in determining where generative AI can have the most significant impact on a business. They start by analyzing a company’s current operations and market positioning, identifying areas where generative AI can drive real value. For example, a consultant might advise a global fashion retailer to use generative AI to automate the design of personalized apparel collections based on current customer preferences and fashion trends.</text:p>
      <text:p text:style-name="P15">Consultants also evaluate potential risks, ensuring that AI investments are aligned with long-term business goals. This includes understanding the scalability of AI solutions and ensuring that generative AI models can handle the business’s data volume and complexity.</text:p>
      <text:list text:style-name="L45">
        <text:list-item>
          <text:p text:style-name="P133"><text:span text:style-name="Strong_20_Emphasis"><text:span text:style-name="T8">Customizing AI Solutions for Business Needs</text:span></text:span></text:p>
        </text:list-item>
      </text:list>
      <text:p text:style-name="P15">One-size-fits-all solutions don’t work with generative AI. Every business has different data sets, operational goals, and market conditions, making it crucial to tailor AI applications to fit the company’s specific needs. AI consultants work closely with business leaders to customize generative AI models, ensuring that the technology is integrated seamlessly into existing workflows.</text:p>
      <text:p text:style-name="P15"><text:soft-page-break/>For example, a high-end automotive company may use generative AI to design new car models. An AI consultant would help the company build a model that understands both the technical constraints (such as manufacturing capabilities) and customer preferences (like luxury features or sustainability), creating a system that produces practical, high-demand designs.</text:p>
      <text:list text:style-name="L46">
        <text:list-item>
          <text:p text:style-name="P134"><text:span text:style-name="Strong_20_Emphasis"><text:span text:style-name="T8">Ensuring Ethical AI Implementation</text:span></text:span></text:p>
        </text:list-item>
      </text:list>
      <text:p text:style-name="P15">Generative AI brings with it significant ethical challenges. AI-generated content can sometimes replicate biases present in the data it was trained on, leading to unethical outcomes such as biased hiring practices or marketing materials that unintentionally alienate certain demographics.</text:p>
      <text:p text:style-name="P15">AI consultants ensure that generative AI solutions are ethically sound. This involves assessing the training data for potential biases, ensuring transparency in AI decision-making processes, and creating safeguards to prevent harmful outcomes. For industries like finance or healthcare, where ethical considerations are critical, this level of oversight is indispensable.</text:p>
      <text:h text:style-name="P6" text:outline-level="3">Beyond Generative AI: Other Emerging AI Trends</text:h>
      <text:p text:style-name="P15">While generative AI grabs the headlines, it is not the only transformative AI technology shaping the future of business. Several other emerging trends are redefining how corporations operate and compete.</text:p>
      <text:list text:style-name="L47">
        <text:list-item>
          <text:p text:style-name="P135"><text:span text:style-name="Strong_20_Emphasis"><text:span text:style-name="T8">AI-Driven Analytics and Decision Support</text:span></text:span></text:p>
        </text:list-item>
      </text:list>
      <text:p text:style-name="Text_20_body"><text:span text:style-name="T8">AI’s ability to analyze vast amounts of data and provide actionable insights is already well known, but the next generation of </text:span><text:span text:style-name="Strong_20_Emphasis"><text:span text:style-name="T8">AI-driven analytics</text:span></text:span><text:span text:style-name="T8"> takes this a step further. </text:span><text:span text:style-name="Strong_20_Emphasis"><text:span text:style-name="T8">Explainable AI (XAI)</text:span></text:span><text:span text:style-name="T8"> is helping businesses not only make decisions but understand the rationale behind AI-generated insights, increasing trust and transparency in AI-driven processes.</text:span></text:p>
      <text:p text:style-name="P15">For example, a multinational insurance firm could use XAI to predict customer churn. While traditional AI models might offer predictive insights, XAI explains why certain customers are more likely to leave—allowing the company to take specific, targeted actions to retain high-value clients.</text:p>
      <text:p text:style-name="P15">AI consultants help businesses adopt these advanced analytics tools, ensuring that decision-making processes are enhanced rather than disrupted by AI. They also advise on how to integrate these systems into existing IT infrastructures, ensuring scalability and data security.</text:p>
      <text:list text:style-name="L48">
        <text:list-item>
          <text:p text:style-name="P136"><text:soft-page-break/><text:span text:style-name="Strong_20_Emphasis"><text:span text:style-name="T8">Autonomous Systems</text:span></text:span></text:p>
        </text:list-item>
      </text:list>
      <text:p text:style-name="Text_20_body"><text:span text:style-name="T8">From drones in logistics to robotic process automation (RPA) in finance, </text:span><text:span text:style-name="Strong_20_Emphasis"><text:span text:style-name="T8">autonomous systems</text:span></text:span><text:span text:style-name="T8"> are becoming critical for businesses aiming to reduce operational costs and improve efficiency. These systems can operate with minimal human intervention, making them ideal for automating repetitive tasks or managing large-scale operations, such as warehousing and distribution.</text:span></text:p>
      <text:p text:style-name="P15">For a global logistics company, for instance, AI consultants might recommend using autonomous drones to optimize last-mile delivery. By analyzing delivery routes and traffic data, these drones can deliver packages faster and more efficiently than traditional methods, reducing costs and improving customer satisfaction.</text:p>
      <text:p text:style-name="P15">AI consultants play a key role in helping businesses design, test, and deploy these systems, ensuring that they align with broader operational strategies and comply with regulatory requirements.</text:p>
      <text:list text:style-name="L49">
        <text:list-item>
          <text:p text:style-name="P137"><text:span text:style-name="Strong_20_Emphasis"><text:span text:style-name="T8">AI in Customer Experience</text:span></text:span></text:p>
        </text:list-item>
      </text:list>
      <text:p text:style-name="Text_20_body"><text:span text:style-name="T8">AI is rapidly transforming </text:span><text:span text:style-name="Strong_20_Emphasis"><text:span text:style-name="T8">customer experience</text:span></text:span><text:span text:style-name="T8"> across industries. From chatbots that handle routine customer queries to AI-powered recommendation engines that offer personalized product suggestions, the technology is helping businesses engage with customers in more meaningful ways.</text:span></text:p>
      <text:p text:style-name="P15">In the luxury retail space, for instance, AI consultants may advise using AI-driven personalization engines to tailor the shopping experience for each customer, enhancing loyalty and driving higher sales. By analyzing customer behavior, preferences, and purchase history, these systems can create highly individualized recommendations, making the shopping experience seamless and personal.</text:p>
      <text:h text:style-name="P6" text:outline-level="3">The Role of AI Consultants in Managing the AI Ecosystem</text:h>
      <text:p text:style-name="P15">The AI ecosystem is complex, with many moving parts that must be carefully managed. AI consultants are instrumental in orchestrating this ecosystem, ensuring that businesses can leverage multiple AI technologies simultaneously for maximum impact.</text:p>
      <text:list text:style-name="L50">
        <text:list-item>
          <text:p text:style-name="P138"><text:span text:style-name="Strong_20_Emphasis"><text:span text:style-name="T8">Integration with Existing Systems</text:span></text:span><text:span text:style-name="T8"><text:line-break/>AI consultants ensure that emerging AI technologies integrate smoothly with a company’s existing IT architecture, whether it's legacy software or cloud-based infrastructure. This integration is critical to avoid disruptions and ensure that AI tools are delivering actionable insights or automating processes in real-time.</text:span></text:p>
        </text:list-item>
        <text:list-item>
          <text:p text:style-name="P138"><text:soft-page-break/><text:span text:style-name="Strong_20_Emphasis"><text:span text:style-name="T8">Change Management</text:span></text:span><text:span text:style-name="T8"><text:line-break/>Implementing cutting-edge AI solutions can often require significant shifts in how a business operates. AI consultants help manage this change, ensuring that employees are trained to work alongside AI tools and that organizational culture is prepared for this transformation.</text:span></text:p>
        </text:list-item>
        <text:list-item>
          <text:p text:style-name="P138"><text:span text:style-name="Strong_20_Emphasis"><text:span text:style-name="T8">Ongoing Optimization</text:span></text:span><text:span text:style-name="T8"><text:line-break/>AI implementation is not a one-time project. Models must be continually refined, retrained, and optimized based on new data and changing business goals. AI consultants play an ongoing role, helping businesses maintain their AI solutions, keeping them competitive, and adapting to new challenges.</text:span></text:p>
        </text:list-item>
      </text:list>
      <text:h text:style-name="P6" text:outline-level="3">The Strategic Value of AI Consultancy in Navigating the Future</text:h>
      <text:p text:style-name="P15">As AI continues to evolve, businesses face the challenge of staying ahead of the curve while ensuring that new technologies align with their broader strategic goals. AI consultants provide the expertise needed to navigate this complex landscape, guiding companies through every stage of AI adoption—from identifying high-impact use cases to ethical deployment and ongoing optimization.</text:p>
      <text:p text:style-name="P15">For affluent business leaders looking to secure a competitive edge, AI consultancy is more than a service—it’s a strategic partnership. As generative AI, autonomous systems, and AI-driven analytics become essential tools for future growth, the right AI consultancy can mean the difference between falling behind and leading the pack.</text:p>
      <text:p text:style-name="P15">In the race to embrace the future, AI consultants are the guides ensuring businesses harness AI’s full potential—transforming challenges into opportunities, and ideas into reality.</text:p>
      <text:h text:style-name="P44" text:outline-level="2"><text:span text:style-name="Strong_20_Emphasis"><text:span text:style-name="T24">Summary: AI Consultants as Navigators in the AI Revolution</text:span></text:span></text:h>
      <text:p text:style-name="Text_20_body"><text:span text:style-name="Strong_20_Emphasis"><text:span text:style-name="T61">AI is rapidly evolving</text:span></text:span><text:span text:style-name="T61">, with advancements like generative AI offering new opportunities for businesses. However, effectively harnessing these technologies requires specialized expertise.</text:span></text:p>
      <text:p text:style-name="Text_20_body"><text:span text:style-name="Strong_20_Emphasis"><text:span text:style-name="T61">AI consultants</text:span></text:span><text:span text:style-name="T61"> play a critical role in helping businesses:</text:span></text:p>
      <text:list text:style-name="L51">
        <text:list-item>
          <text:p text:style-name="P143"><text:span text:style-name="Strong_20_Emphasis"><text:span text:style-name="T61">Identify high-impact use cases:</text:span></text:span><text:span text:style-name="T61"> They determine where AI can add the most value.</text:span></text:p>
        </text:list-item>
        <text:list-item>
          <text:p text:style-name="P143"><text:span text:style-name="Strong_20_Emphasis"><text:span text:style-name="T61">Customize AI solutions:</text:span></text:span><text:span text:style-name="T61"> They tailor AI applications to specific business needs.</text:span></text:p>
        </text:list-item>
        <text:list-item>
          <text:p text:style-name="P143"><text:soft-page-break/><text:span text:style-name="Strong_20_Emphasis"><text:span text:style-name="T61">Ensure ethical AI implementation:</text:span></text:span><text:span text:style-name="T61"> They address ethical concerns and biases.</text:span></text:p>
        </text:list-item>
        <text:list-item>
          <text:p text:style-name="P142"><text:span text:style-name="Strong_20_Emphasis"><text:span text:style-name="T61">Navigate emerging trends:</text:span></text:span><text:span text:style-name="T61"> They help businesses understand and adopt technologies like autonomous systems and AI-driven analytics.</text:span></text:p>
        </text:list-item>
      </text:list>
      <text:p text:style-name="Text_20_body"><text:span text:style-name="Strong_20_Emphasis"><text:span text:style-name="T61">By partnering with AI consultants</text:span></text:span><text:span text:style-name="T61">, businesses can:</text:span></text:p>
      <text:list text:style-name="L52">
        <text:list-item>
          <text:p text:style-name="P145"><text:span text:style-name="Strong_20_Emphasis"><text:span text:style-name="T61">Gain a competitive edge</text:span></text:span><text:span text:style-name="T61"> by leveraging AI effectively.</text:span></text:p>
        </text:list-item>
        <text:list-item>
          <text:p text:style-name="P145"><text:span text:style-name="Strong_20_Emphasis"><text:span text:style-name="T61">Transform challenges into opportunities</text:span></text:span><text:span text:style-name="T61"> through AI-driven innovation.</text:span></text:p>
        </text:list-item>
        <text:list-item>
          <text:p text:style-name="P145"><text:span text:style-name="Strong_20_Emphasis"><text:span text:style-name="T61">Ensure ethical and responsible AI implementation</text:span></text:span><text:span text:style-name="T61">.</text:span></text:p>
        </text:list-item>
        <text:list-item>
          <text:p text:style-name="P144"><text:span text:style-name="Strong_20_Emphasis"><text:span text:style-name="T61">Stay ahead of the curve</text:span></text:span><text:span text:style-name="T61"> in the rapidly evolving AI landscape.</text:span></text:p>
        </text:list-item>
      </text:list>
      <text:p text:style-name="P140"><text:span text:style-name="Strong_20_Emphasis"><text:span text:style-name="T58"/></text:span></text:p>
      <text:p text:style-name="P12"><text:span text:style-name="Strong_20_Emphasis"><text:span text:style-name="T15"/></text:span></text:p>
      <text:p text:style-name="P13"><text:span text:style-name="Strong_20_Emphasis"><text:span text:style-name="T51">***********</text:span></text:span><text:span text:style-name="Strong_20_Emphasis"><text:span text:style-name="T27">************************************************</text:span></text:span></text:p>
      <text:p text:style-name="P13"><text:span text:style-name="Strong_20_Emphasis"><text:span text:style-name="T27">Act as a tech journalist writing for Forbes, BusinessWeek etc. I mean your audience is the rich/ affluent men and women with vast business/ commercial experience. I hope this is clear enough regarding the tone of voice. Now write an article (use as many words as you need) about AI consultancy, i.e. Understanding of AI Technologies (and their business applications): This is the cornerstone of the role. Without a deep understanding of AI, a consultant cannot effectively assess, propose, or implement solutions. This skill is crucial for tailoring AI solutions to specific business needs and understanding AI's potential in various contexts. combined with Business Acumen and Strategic Thinking: AI should not be implemented in isolation. A consultant must understand the broader business context, identify opportunities, and align AI solutions with strategic goals. The ability to align AI technology with business objectives and identify growth opportunities is essential for effective consulting. Please include Key responsibilities: * A deep understanding of AI's potential tailored to the client's business needs * Practical AI Adoption and Change Management * Tailored AI Solution Design and Stakeholder Management * Ethical AI </text:span></text:span></text:p>
      <text:p text:style-name="P13"><text:span text:style-name="Strong_20_Emphasis"><text:span text:style-name="T27"/></text:span></text:p>
      <text:p text:style-name="P14"><text:soft-page-break/><text:span text:style-name="Strong_20_Emphasis"><text:span text:style-name="T28">prompt 2:</text:span></text:span></text:p>
      <text:p text:style-name="P14"><text:span text:style-name="Strong_20_Emphasis"><text:span text:style-name="T28">Could you please expand on the strategic aspects of AI consultancy (in order to identify strategic opportunities) as an example: SWOT Analysis: Consider how AI can leverage the organization's strengths and address weaknesses, capitalize on opportunities, and mitigate threats. Porter's Five Forces: Analyze how AI can impact factors such as industry rivalry, bargaining power, and the threat of new entrants. Value Chain Analysis: Identify specific activities within the value chain where AI can add value, such as automating processes, improving decision-making, or enhancing customer experiences. Maybe include core competence identification, Scenario Planning, Business Model Canvas </text:span></text:span></text:p>
      <text:p text:style-name="P41"><text:span text:style-name="Strong_20_Emphasis"><text:span text:style-name="T16">(“Strategic AI Consultancy: Identifying Opportunities with Proven Business Frameworks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21:16:46.407000000</meta:creation-date>
    <dc:date>2024-09-07T09:48:38.348000000</dc:date>
    <meta:editing-duration>PT7H54M14S</meta:editing-duration>
    <meta:editing-cycles>34</meta:editing-cycles>
    <meta:generator>LibreOffice/7.5.4.2$Windows_X86_64 LibreOffice_project/36ccfdc35048b057fd9854c757a8b67ec53977b6</meta:generator>
    <meta:document-statistic meta:table-count="0" meta:image-count="0" meta:object-count="0" meta:page-count="33" meta:paragraph-count="381" meta:word-count="9485" meta:character-count="66199" meta:non-whitespace-character-count="57267"/>
  </office:meta>
</office:document-meta>
</file>